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Sun Oct 20 08:51:45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Sun Oct 20 08:51:45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path id="rect5621-2-2-5-0-57-9-4-2-8-9-5-32-6-6" draw:style-name="style0" draw:layer="layout" svg:x="38.316cm" svg:y="12.344cm" svg:width="2.024cm" svg:height="2.025cm" svg:viewBox="0.0 0.0 2024.999 2025.001" svg:d="M 76632.912 24689.113 L 76632.912 26714.114 L 78657.912 26714.114 L 78657.912 24689.113 L 76632.912 24689.113 L 76632.912 24689.113 ZM 77006.976 24872.864 L 77379.162 24872.864 L 77379.162 24959.114 L 77911.662 24959.114 L 77911.662 24872.864 L 78282.912 24872.864 L 78282.912 24959.114 L 78387.911 24959.114 L 78387.911 25064.114 L 78474.162 25064.114 L 78474.162 25435.364 L 78387.911 25435.364 L 78387.911 25967.864 L 78474.162 25967.864 L 78474.162 26340.050 L 78387.911 26340.050 L 78387.911 26444.114 L 78282.912 26444.114 L 78282.912 26530.364 L 77911.662 26530.364 L 77911.662 26444.114 L 77379.162 26444.114 L 77379.162 26530.364 L 77006.976 26530.364 L 77006.976 26444.114 L 76902.911 26444.114 L 76902.911 26340.050 L 76816.662 26340.050 L 76816.662 25967.864 L 76902.911 25967.864 L 76902.911 25435.364 L 76816.662 25435.364 L 76816.662 25064.114 L 76902.911 25064.114 L 76902.911 24959.114 L 77006.976 24959.114 L 77006.976 24872.864 L 77006.976 24872.864 Z">
            <!-- 44 nodes -->
          </draw:path>
          <draw:path id="rect5621-2-2-5-0-57-9-4-2-8-9-79-04-4-3" draw:style-name="style0" draw:layer="layout" svg:x="38.316cm" svg:y="8.294cm" svg:width="2.024cm" svg:height="2.025cm" svg:viewBox="0.0 0.0 2024.999 2025.000" svg:d="M 76632.912 16589.113 L 76632.912 18614.113 L 78657.912 18614.113 L 78657.912 16589.113 L 76632.912 16589.113 L 76632.912 16589.113 ZM 77006.976 16772.863 L 77379.162 16772.863 L 77379.162 16859.113 L 77911.662 16859.113 L 77911.662 16772.863 L 78282.912 16772.863 L 78282.912 16859.113 L 78387.911 16859.113 L 78387.911 16964.113 L 78474.162 16964.113 L 78474.162 17335.363 L 78387.911 17335.363 L 78387.911 17867.863 L 78474.162 17867.863 L 78474.162 18240.050 L 78387.911 18240.050 L 78387.911 18344.113 L 78282.912 18344.113 L 78282.912 18430.363 L 77911.662 18430.363 L 77911.662 18344.113 L 77379.162 18344.113 L 77379.162 18430.363 L 77006.976 18430.363 L 77006.976 18344.113 L 76902.911 18344.113 L 76902.911 18240.050 L 76816.662 18240.050 L 76816.662 17867.863 L 76902.911 17867.863 L 76902.911 17335.363 L 76816.662 17335.363 L 76816.662 16964.113 L 76902.911 16964.113 L 76902.911 16859.113 L 77006.976 16859.113 L 77006.976 16772.863 L 77006.976 16772.863 Z">
            <!-- 44 nodes -->
          </draw:path>
          <draw:path id="rect5621-2-2-5-0-57-9-4-2-8-9-4-8-0-4" draw:style-name="style0" draw:layer="layout" svg:x="38.316cm" svg:y="10.319cm" svg:width="2.024cm" svg:height="2.025cm" svg:viewBox="0.0 0.0 2024.999 2025.000" svg:d="M 76632.912 20639.113 L 76632.912 22664.112 L 78657.912 22664.112 L 78657.912 20639.112 L 76632.912 20639.112 L 76632.912 20639.113 ZM 77006.976 20822.863 L 77379.162 20822.863 L 77379.162 20909.113 L 77911.662 20909.113 L 77911.662 20822.863 L 78282.912 20822.863 L 78282.912 20909.113 L 78387.911 20909.113 L 78387.911 21014.113 L 78474.162 21014.113 L 78474.162 21385.363 L 78387.911 21385.363 L 78387.911 21917.862 L 78474.162 21917.862 L 78474.162 22290.050 L 78387.911 22290.050 L 78387.911 22394.112 L 78282.912 22394.112 L 78282.912 22480.362 L 77911.662 22480.362 L 77911.662 22394.112 L 77379.162 22394.112 L 77379.162 22480.362 L 77006.976 22480.362 L 77006.976 22394.112 L 76902.911 22394.112 L 76902.911 22290.050 L 76816.662 22290.050 L 76816.662 21917.862 L 76902.911 21917.862 L 76902.911 21385.362 L 76816.662 21385.362 L 76816.662 21014.112 L 76902.911 21014.112 L 76902.911 20909.112 L 77006.976 20909.112 L 77006.976 20822.862 L 77006.976 20822.863 Z">
            <!-- 44 nodes -->
          </draw:path>
          <draw:path id="rect5621-2-2-5-0-57-9-4-2-8-9-79-7-9-4-9" draw:style-name="style0" draw:layer="layout" svg:x="40.341cm" svg:y="8.041cm" svg:width="2.024cm" svg:height="2.025cm" svg:viewBox="0.0 0.0 2024.999 2025.000" svg:d="M 80682.911 16082.863 L 80682.911 18107.863 L 82707.911 18107.863 L 82707.911 16082.863 L 80682.911 16082.863 L 80682.911 16082.863 ZM 81056.976 16266.613 L 81429.162 16266.613 L 81429.162 16352.863 L 81961.662 16352.863 L 81961.662 16266.613 L 82332.911 16266.613 L 82332.911 16352.863 L 82437.912 16352.863 L 82437.912 16457.863 L 82524.162 16457.863 L 82524.162 16829.113 L 82437.912 16829.113 L 82437.912 17361.613 L 82524.162 17361.613 L 82524.162 17733.801 L 82437.912 17733.801 L 82437.912 17837.863 L 82332.911 17837.863 L 82332.911 17924.113 L 81961.662 17924.113 L 81961.662 17837.863 L 81429.162 17837.863 L 81429.162 17924.113 L 81056.976 17924.113 L 81056.976 17837.863 L 80952.911 17837.863 L 80952.911 17733.801 L 80866.662 17733.801 L 80866.662 17361.613 L 80952.911 17361.613 L 80952.911 16829.113 L 80866.662 16829.113 L 80866.662 16457.863 L 80952.911 16457.863 L 80952.911 16352.863 L 81056.976 16352.863 L 81056.976 16266.613 L 81056.976 16266.613 Z">
            <!-- 44 nodes -->
          </draw:path>
          <draw:path id="rect5621-2-2-5-0-57-9-4-2-8-9-4-2-0-5-2" draw:style-name="style0" draw:layer="layout" svg:x="40.341cm" svg:y="10.066cm" svg:width="2.024cm" svg:height="2.025cm" svg:viewBox="0.0 0.0 2024.999 2025.000" svg:d="M 80682.911 20132.863 L 80682.911 22157.863 L 82707.911 22157.863 L 82707.911 20132.863 L 80682.911 20132.863 L 80682.911 20132.863 ZM 81056.976 20316.613 L 81429.162 20316.613 L 81429.162 20402.863 L 81961.662 20402.863 L 81961.662 20316.613 L 82332.911 20316.613 L 82332.911 20402.863 L 82437.912 20402.863 L 82437.912 20507.863 L 82524.162 20507.863 L 82524.162 20879.113 L 82437.912 20879.113 L 82437.912 21411.613 L 82524.162 21411.613 L 82524.162 21783.801 L 82437.912 21783.801 L 82437.912 21887.863 L 82332.911 21887.863 L 82332.911 21974.113 L 81961.662 21974.113 L 81961.662 21887.863 L 81429.162 21887.863 L 81429.162 21974.113 L 81056.976 21974.113 L 81056.976 21887.863 L 80952.911 21887.863 L 80952.911 21783.801 L 80866.662 21783.801 L 80866.662 21411.613 L 80952.911 21411.613 L 80952.911 20879.113 L 80866.662 20879.113 L 80866.662 20507.863 L 80952.911 20507.863 L 80952.911 20402.863 L 81056.976 20402.863 L 81056.976 20316.613 L 81056.976 20316.613 Z">
            <!-- 44 nodes -->
          </draw:path>
          <draw:path id="rect5621-2-2-5-0-57-9-4-2-8-9-5-2-9-2-9" draw:style-name="style0" draw:layer="layout" svg:x="40.341cm" svg:y="12.091cm" svg:width="2.024cm" svg:height="2.025cm" svg:viewBox="0.0 0.0 2024.999 2025.001" svg:d="M 80682.911 24182.863 L 80682.911 26207.865 L 82707.911 26207.865 L 82707.911 24182.863 L 80682.911 24182.863 L 80682.911 24182.863 ZM 81056.976 24366.613 L 81429.162 24366.613 L 81429.162 24452.863 L 81961.662 24452.863 L 81961.662 24366.613 L 82332.911 24366.613 L 82332.911 24452.863 L 82437.912 24452.863 L 82437.912 24557.865 L 82524.162 24557.865 L 82524.162 24929.115 L 82437.912 24929.115 L 82437.912 25461.615 L 82524.162 25461.615 L 82524.162 25833.801 L 82437.912 25833.801 L 82437.912 25937.865 L 82332.911 25937.865 L 82332.911 26024.115 L 81961.662 26024.115 L 81961.662 25937.865 L 81429.162 25937.865 L 81429.162 26024.115 L 81056.976 26024.115 L 81056.976 25937.865 L 80952.911 25937.865 L 80952.911 25833.801 L 80866.662 25833.801 L 80866.662 25461.615 L 80952.911 25461.615 L 80952.911 24929.115 L 80866.662 24929.115 L 80866.662 24557.865 L 80952.911 24557.865 L 80952.911 24452.863 L 81056.976 24452.863 L 81056.976 24366.613 L 81056.976 24366.613 Z">
            <!-- 44 nodes -->
          </draw:path>
          <draw:path id="rect5621-2-2-5-0-57-9-4-2-8-9-79-74-2-69-5" draw:style-name="style0" draw:layer="layout" svg:x="42.366cm" svg:y="7.535cm" svg:width="2.024cm" svg:height="2.024cm" svg:viewBox="0.0 0.0 2024.999 2024.999" svg:d="M 84732.911 15070.364 L 84732.911 17095.364 L 86757.912 17095.364 L 86757.912 15070.364 L 84732.911 15070.364 L 84732.911 15070.364 ZM 85106.976 15254.114 L 85479.161 15254.114 L 85479.161 15340.364 L 86011.661 15340.364 L 86011.661 15254.114 L 86382.912 15254.114 L 86382.912 15340.364 L 86487.911 15340.364 L 86487.911 15445.364 L 86574.161 15445.364 L 86574.161 15816.614 L 86487.911 15816.614 L 86487.911 16349.114 L 86574.161 16349.114 L 86574.161 16721.302 L 86487.911 16721.302 L 86487.911 16825.364 L 86382.912 16825.364 L 86382.912 16911.614 L 86011.661 16911.614 L 86011.661 16825.364 L 85479.161 16825.364 L 85479.161 16911.614 L 85106.976 16911.614 L 85106.976 16825.364 L 85002.912 16825.364 L 85002.912 16721.302 L 84916.661 16721.302 L 84916.661 16349.114 L 85002.912 16349.114 L 85002.912 15816.614 L 84916.661 15816.614 L 84916.661 15445.364 L 85002.912 15445.364 L 85002.912 15340.364 L 85106.976 15340.364 L 85106.976 15254.114 L 85106.976 15254.114 Z">
            <!-- 44 nodes -->
          </draw:path>
          <draw:path id="rect5621-2-2-5-0-57-9-4-2-8-9-4-9-6-9-3" draw:style-name="style0" draw:layer="layout" svg:x="42.366cm" svg:y="9.560cm" svg:width="2.024cm" svg:height="2.025cm" svg:viewBox="0.0 0.0 2024.999 2025.000" svg:d="M 84732.911 19120.364 L 84732.911 21145.364 L 86757.912 21145.364 L 86757.912 19120.364 L 84732.911 19120.364 L 84732.911 19120.364 ZM 85106.976 19304.114 L 85479.161 19304.114 L 85479.161 19390.364 L 86011.661 19390.364 L 86011.661 19304.114 L 86382.912 19304.114 L 86382.912 19390.364 L 86487.911 19390.364 L 86487.911 19495.364 L 86574.161 19495.364 L 86574.161 19866.614 L 86487.911 19866.614 L 86487.911 20399.114 L 86574.161 20399.114 L 86574.161 20771.302 L 86487.911 20771.302 L 86487.911 20875.364 L 86382.912 20875.364 L 86382.912 20961.614 L 86011.661 20961.614 L 86011.661 20875.364 L 85479.161 20875.364 L 85479.161 20961.614 L 85106.976 20961.614 L 85106.976 20875.364 L 85002.912 20875.364 L 85002.912 20771.302 L 84916.661 20771.302 L 84916.661 20399.114 L 85002.912 20399.114 L 85002.912 19866.614 L 84916.661 19866.614 L 84916.661 19495.364 L 85002.912 19495.364 L 85002.912 19390.364 L 85106.976 19390.364 L 85106.976 19304.114 L 85106.976 19304.114 Z">
            <!-- 44 nodes -->
          </draw:path>
          <draw:path id="rect5621-2-2-5-0-57-9-4-2-8-9-5-3-0-53-6" draw:style-name="style0" draw:layer="layout" svg:x="42.366cm" svg:y="11.585cm" svg:width="2.024cm" svg:height="2.025cm" svg:viewBox="0.0 0.0 2024.999 2025.000" svg:d="M 84732.911 23170.364 L 84732.911 25195.365 L 86757.912 25195.365 L 86757.912 23170.364 L 84732.911 23170.364 L 84732.911 23170.364 ZM 85106.976 23354.114 L 85479.161 23354.114 L 85479.161 23440.364 L 86011.661 23440.364 L 86011.661 23354.114 L 86382.912 23354.114 L 86382.912 23440.364 L 86487.911 23440.364 L 86487.911 23545.364 L 86574.161 23545.364 L 86574.161 23916.614 L 86487.911 23916.614 L 86487.911 24449.115 L 86574.161 24449.115 L 86574.161 24821.301 L 86487.911 24821.301 L 86487.911 24925.365 L 86382.912 24925.365 L 86382.912 25011.615 L 86011.661 25011.615 L 86011.661 24925.365 L 85479.161 24925.365 L 85479.161 25011.615 L 85106.976 25011.615 L 85106.976 24925.365 L 85002.912 24925.365 L 85002.912 24821.301 L 84916.661 24821.301 L 84916.661 24449.115 L 85002.912 24449.115 L 85002.912 23916.614 L 84916.661 23916.614 L 84916.661 23545.364 L 85002.912 23545.364 L 85002.912 23440.364 L 85106.976 23440.364 L 85106.976 23354.114 L 85106.976 23354.114 Z">
            <!-- 44 nodes -->
          </draw:path>
          <draw:path id="rect5621-2-2-5-0-57-9-4-2-8-9-79-2-4-3-4" draw:style-name="style0" draw:layer="layout" svg:x="44.391cm" svg:y="7.788cm" svg:width="2.025cm" svg:height="2.024cm" svg:viewBox="0.0 0.0 2025.000 2024.999" svg:d="M 88782.911 15576.613 L 88782.911 17601.613 L 90807.911 17601.613 L 90807.911 15576.613 L 88782.911 15576.613 L 88782.911 15576.613 ZM 89156.975 15760.363 L 89529.161 15760.363 L 89529.161 15846.613 L 90061.661 15846.613 L 90061.661 15760.363 L 90432.911 15760.363 L 90432.911 15846.613 L 90537.912 15846.613 L 90537.912 15951.613 L 90624.161 15951.613 L 90624.161 16322.863 L 90537.912 16322.863 L 90537.912 16855.363 L 90624.161 16855.363 L 90624.161 17227.551 L 90537.912 17227.551 L 90537.912 17331.613 L 90432.911 17331.613 L 90432.911 17417.863 L 90061.661 17417.863 L 90061.661 17331.613 L 89529.161 17331.613 L 89529.161 17417.863 L 89156.975 17417.863 L 89156.975 17331.613 L 89052.911 17331.613 L 89052.911 17227.551 L 88966.661 17227.551 L 88966.661 16855.363 L 89052.911 16855.363 L 89052.911 16322.863 L 88966.661 16322.863 L 88966.661 15951.613 L 89052.911 15951.613 L 89052.911 15846.613 L 89156.975 15846.613 L 89156.975 15760.363 L 89156.975 15760.363 Z">
            <!-- 44 nodes -->
          </draw:path>
          <draw:path id="rect5621-2-2-5-0-57-9-4-2-8-9-4-0-2-39-3" draw:style-name="style0" draw:layer="layout" svg:x="44.391cm" svg:y="9.813cm" svg:width="2.025cm" svg:height="2.025cm" svg:viewBox="0.0 0.0 2025.000 2025.000" svg:d="M 88782.911 19626.613 L 88782.911 21651.613 L 90807.911 21651.613 L 90807.911 19626.613 L 88782.911 19626.613 L 88782.911 19626.613 ZM 89156.975 19810.363 L 89529.161 19810.363 L 89529.161 19896.613 L 90061.661 19896.613 L 90061.661 19810.363 L 90432.911 19810.363 L 90432.911 19896.613 L 90537.912 19896.613 L 90537.912 20001.613 L 90624.161 20001.613 L 90624.161 20372.863 L 90537.912 20372.863 L 90537.912 20905.363 L 90624.161 20905.363 L 90624.161 21277.551 L 90537.912 21277.551 L 90537.912 21381.613 L 90432.911 21381.613 L 90432.911 21467.863 L 90061.661 21467.863 L 90061.661 21381.613 L 89529.161 21381.613 L 89529.161 21467.863 L 89156.975 21467.863 L 89156.975 21381.613 L 89052.911 21381.613 L 89052.911 21277.551 L 88966.661 21277.551 L 88966.661 20905.363 L 89052.911 20905.363 L 89052.911 20372.863 L 88966.661 20372.863 L 88966.661 20001.613 L 89052.911 20001.613 L 89052.911 19896.613 L 89156.975 19896.613 L 89156.975 19810.363 L 89156.975 19810.363 Z">
            <!-- 44 nodes -->
          </draw:path>
          <draw:path id="rect5621-2-2-5-0-57-9-4-2-8-9-5-5-3-4-8" draw:style-name="style0" draw:layer="layout" svg:x="44.391cm" svg:y="11.838cm" svg:width="2.025cm" svg:height="2.025cm" svg:viewBox="0.0 0.0 2025.000 2025.001" svg:d="M 88782.911 23676.613 L 88782.911 25701.615 L 90807.911 25701.615 L 90807.911 23676.613 L 88782.911 23676.613 L 88782.911 23676.613 ZM 89156.975 23860.363 L 89529.161 23860.363 L 89529.161 23946.613 L 90061.661 23946.613 L 90061.661 23860.363 L 90432.911 23860.363 L 90432.911 23946.613 L 90537.912 23946.613 L 90537.912 24051.613 L 90624.161 24051.613 L 90624.161 24422.865 L 90537.912 24422.865 L 90537.912 24955.365 L 90624.161 24955.365 L 90624.161 25327.551 L 90537.912 25327.551 L 90537.912 25431.615 L 90432.911 25431.615 L 90432.911 25517.865 L 90061.661 25517.865 L 90061.661 25431.615 L 89529.161 25431.615 L 89529.161 25517.865 L 89156.975 25517.865 L 89156.975 25431.615 L 89052.911 25431.615 L 89052.911 25327.551 L 88966.661 25327.551 L 88966.661 24955.365 L 89052.911 24955.365 L 89052.911 24422.865 L 88966.661 24422.865 L 88966.661 24051.613 L 89052.911 24051.613 L 89052.911 23946.613 L 89156.975 23946.613 L 89156.975 23860.363 L 89156.975 23860.363 Z">
            <!-- 44 nodes -->
          </draw:path>
          <draw:path id="rect5621-2-2-5-0-57-9-4-2-8-9-79-7-7-55-2-2" draw:style-name="style0" draw:layer="layout" svg:x="46.416cm" svg:y="8.294cm" svg:width="2.024cm" svg:height="2.025cm" svg:viewBox="0.0 0.0 2024.999 2025.000" svg:d="M 92832.912 16589.113 L 92832.912 18614.113 L 94857.911 18614.113 L 94857.911 16589.113 L 92832.912 16589.113 L 92832.912 16589.113 ZM 93206.975 16772.863 L 93579.161 16772.863 L 93579.161 16859.113 L 94111.661 16859.113 L 94111.661 16772.863 L 94482.911 16772.863 L 94482.911 16859.113 L 94587.911 16859.113 L 94587.911 16964.113 L 94674.161 16964.113 L 94674.161 17335.363 L 94587.911 17335.363 L 94587.911 17867.863 L 94674.161 17867.863 L 94674.161 18240.051 L 94587.911 18240.051 L 94587.911 18344.113 L 94482.911 18344.113 L 94482.911 18430.363 L 94111.661 18430.363 L 94111.661 18344.113 L 93579.161 18344.113 L 93579.161 18430.363 L 93206.975 18430.363 L 93206.975 18344.113 L 93102.911 18344.113 L 93102.911 18240.051 L 93016.661 18240.051 L 93016.661 17867.863 L 93102.911 17867.863 L 93102.911 17335.363 L 93016.661 17335.363 L 93016.661 16964.113 L 93102.911 16964.113 L 93102.911 16859.113 L 93206.975 16859.113 L 93206.975 16772.863 L 93206.975 16772.863 Z">
            <!-- 44 nodes -->
          </draw:path>
          <draw:path id="rect5621-2-2-5-0-57-9-4-2-8-9-4-2-1-4-8-9" draw:style-name="style0" draw:layer="layout" svg:x="46.416cm" svg:y="10.319cm" svg:width="2.024cm" svg:height="2.024cm" svg:viewBox="0.0 0.0 2024.999 2024.999" svg:d="M 92832.912 20639.113 L 92832.912 22664.113 L 94857.911 22664.113 L 94857.911 20639.113 L 92832.912 20639.113 L 92832.912 20639.113 ZM 93206.975 20822.863 L 93579.161 20822.863 L 93579.161 20909.113 L 94111.661 20909.113 L 94111.661 20822.863 L 94482.911 20822.863 L 94482.911 20909.113 L 94587.911 20909.113 L 94587.911 21014.113 L 94674.161 21014.113 L 94674.161 21385.363 L 94587.911 21385.363 L 94587.911 21917.863 L 94674.161 21917.863 L 94674.161 22290.051 L 94587.911 22290.051 L 94587.911 22394.113 L 94482.911 22394.113 L 94482.911 22480.363 L 94111.661 22480.363 L 94111.661 22394.113 L 93579.161 22394.113 L 93579.161 22480.363 L 93206.975 22480.363 L 93206.975 22394.113 L 93102.911 22394.113 L 93102.911 22290.051 L 93016.661 22290.051 L 93016.661 21917.863 L 93102.911 21917.863 L 93102.911 21385.363 L 93016.661 21385.363 L 93016.661 21014.113 L 93102.911 21014.113 L 93102.911 20909.113 L 93206.975 20909.113 L 93206.975 20822.863 L 93206.975 20822.863 Z">
            <!-- 44 nodes -->
          </draw:path>
          <draw:path id="rect5621-2-2-5-0-57-9-4-2-8-9-5-2-6-5-6-2" draw:style-name="style0" draw:layer="layout" svg:x="46.416cm" svg:y="12.344cm" svg:width="2.024cm" svg:height="2.025cm" svg:viewBox="0.0 0.0 2024.999 2025.001" svg:d="M 92832.912 24689.113 L 92832.912 26714.115 L 94857.911 26714.115 L 94857.911 24689.113 L 92832.912 24689.113 L 92832.912 24689.113 ZM 93206.975 24872.865 L 93579.161 24872.865 L 93579.161 24959.115 L 94111.661 24959.115 L 94111.661 24872.865 L 94482.911 24872.865 L 94482.911 24959.115 L 94587.911 24959.115 L 94587.911 25064.115 L 94674.161 25064.115 L 94674.161 25435.365 L 94587.911 25435.365 L 94587.911 25967.865 L 94674.161 25967.865 L 94674.161 26340.051 L 94587.911 26340.051 L 94587.911 26444.115 L 94482.911 26444.115 L 94482.911 26530.365 L 94111.661 26530.365 L 94111.661 26444.115 L 93579.161 26444.115 L 93579.161 26530.365 L 93206.975 26530.365 L 93206.975 26444.115 L 93102.911 26444.115 L 93102.911 26340.051 L 93016.661 26340.051 L 93016.661 25967.865 L 93102.911 25967.865 L 93102.911 25435.365 L 93016.661 25435.365 L 93016.661 25064.115 L 93102.911 25064.115 L 93102.911 24959.115 L 93206.975 24959.115 L 93206.975 24872.865 L 93206.975 24872.865 Z">
            <!-- 44 nodes -->
          </draw:path>
          <draw:path id="rect5621-2-2-5-0-57-9-4-2-8-9-79-74-4-9-5-2" draw:style-name="style0" draw:layer="layout" svg:x="48.441cm" svg:y="8.294cm" svg:width="2.024cm" svg:height="2.025cm" svg:viewBox="0.0 0.0 2024.999 2025.000" svg:d="M 96882.912 16589.113 L 96882.912 18614.113 L 98907.912 18614.113 L 98907.912 16589.113 L 96882.912 16589.113 L 96882.912 16589.113 ZM 97256.976 16772.863 L 97629.162 16772.863 L 97629.162 16859.113 L 98161.662 16859.113 L 98161.662 16772.863 L 98532.912 16772.863 L 98532.912 16859.113 L 98637.911 16859.113 L 98637.911 16964.113 L 98724.162 16964.113 L 98724.162 17335.363 L 98637.911 17335.363 L 98637.911 17867.863 L 98724.162 17867.863 L 98724.162 18240.051 L 98637.911 18240.051 L 98637.911 18344.113 L 98532.912 18344.113 L 98532.912 18430.363 L 98161.662 18430.363 L 98161.662 18344.113 L 97629.162 18344.113 L 97629.162 18430.363 L 97256.976 18430.363 L 97256.976 18344.113 L 97152.911 18344.113 L 97152.911 18240.051 L 97066.662 18240.051 L 97066.662 17867.863 L 97152.911 17867.863 L 97152.911 17335.363 L 97066.662 17335.363 L 97066.662 16964.113 L 97152.911 16964.113 L 97152.911 16859.113 L 97256.976 16859.113 L 97256.976 16772.863 L 97256.976 16772.863 Z">
            <!-- 44 nodes -->
          </draw:path>
          <draw:path id="rect5621-2-2-5-0-57-9-4-2-8-9-4-9-7-6-9-2" draw:style-name="style0" draw:layer="layout" svg:x="48.441cm" svg:y="10.319cm" svg:width="2.024cm" svg:height="2.024cm" svg:viewBox="0.0 0.0 2024.999 2024.999" svg:d="M 96882.912 20639.113 L 96882.912 22664.113 L 98907.912 22664.113 L 98907.912 20639.113 L 96882.912 20639.113 L 96882.912 20639.113 ZM 97256.976 20822.863 L 97629.162 20822.863 L 97629.162 20909.113 L 98161.662 20909.113 L 98161.662 20822.863 L 98532.912 20822.863 L 98532.912 20909.113 L 98637.911 20909.113 L 98637.911 21014.113 L 98724.162 21014.113 L 98724.162 21385.363 L 98637.911 21385.363 L 98637.911 21917.863 L 98724.162 21917.863 L 98724.162 22290.051 L 98637.911 22290.051 L 98637.911 22394.113 L 98532.912 22394.113 L 98532.912 22480.363 L 98161.662 22480.363 L 98161.662 22394.113 L 97629.162 22394.113 L 97629.162 22480.363 L 97256.976 22480.363 L 97256.976 22394.113 L 97152.911 22394.113 L 97152.911 22290.051 L 97066.662 22290.051 L 97066.662 21917.863 L 97152.911 21917.863 L 97152.911 21385.363 L 97066.662 21385.363 L 97066.662 21014.113 L 97152.911 21014.113 L 97152.911 20909.113 L 97256.976 20909.113 L 97256.976 20822.863 L 97256.976 20822.863 Z">
            <!-- 44 nodes -->
          </draw:path>
          <draw:path id="rect5621-2-2-5-0-57-9-4-2-8-9-5-3-3-4-3-5" draw:style-name="style0" draw:layer="layout" svg:x="48.441cm" svg:y="12.344cm" svg:width="2.024cm" svg:height="2.025cm" svg:viewBox="0.0 0.0 2024.999 2025.001" svg:d="M 96882.912 24689.113 L 96882.912 26714.115 L 98907.912 26714.115 L 98907.912 24689.113 L 96882.912 24689.113 L 96882.912 24689.113 ZM 97256.976 24872.865 L 97629.162 24872.865 L 97629.162 24959.115 L 98161.662 24959.115 L 98161.662 24872.865 L 98532.912 24872.865 L 98532.912 24959.115 L 98637.911 24959.115 L 98637.911 25064.115 L 98724.162 25064.115 L 98724.162 25435.365 L 98637.911 25435.365 L 98637.911 25967.865 L 98724.162 25967.865 L 98724.162 26340.051 L 98637.911 26340.051 L 98637.911 26444.115 L 98532.912 26444.115 L 98532.912 26530.365 L 98161.662 26530.365 L 98161.662 26444.115 L 97629.162 26444.115 L 97629.162 26530.365 L 97256.976 26530.365 L 97256.976 26444.115 L 97152.911 26444.115 L 97152.911 26340.051 L 97066.662 26340.051 L 97066.662 25967.865 L 97152.911 25967.865 L 97152.911 25435.365 L 97066.662 25435.365 L 97066.662 25064.115 L 97152.911 25064.115 L 97152.911 24959.115 L 97256.976 24959.115 L 97256.976 24872.865 L 97256.976 24872.865 Z">
            <!-- 44 nodes -->
          </draw:path>
          <draw:path id="rect5621-2-2-5-0-57-9-4-2-8-9-1-7-4-3" draw:style-name="style0" draw:layer="layout" svg:x="50.466cm" svg:y="8.294cm" svg:width="2.024cm" svg:height="2.025cm" svg:viewBox="0.0 0.0 2024.999 2025.000" svg:d="M 100932.911 16589.113 L 100932.911 18614.113 L 102957.911 18614.113 L 102957.911 16589.113 L 100932.911 16589.113 L 100932.911 16589.113 ZM 101306.976 16772.863 L 101679.162 16772.863 L 101679.162 16859.113 L 102211.662 16859.113 L 102211.662 16772.863 L 102582.911 16772.863 L 102582.911 16859.113 L 102687.912 16859.113 L 102687.912 16964.113 L 102774.162 16964.113 L 102774.162 17335.363 L 102687.912 17335.363 L 102687.912 17867.863 L 102774.162 17867.863 L 102774.162 18240.051 L 102687.912 18240.051 L 102687.912 18344.113 L 102582.911 18344.113 L 102582.911 18430.363 L 102211.662 18430.363 L 102211.662 18344.113 L 101679.162 18344.113 L 101679.162 18430.363 L 101306.976 18430.363 L 101306.976 18344.113 L 101202.911 18344.113 L 101202.911 18240.051 L 101116.662 18240.051 L 101116.662 17867.863 L 101202.911 17867.863 L 101202.911 17335.363 L 101116.662 17335.363 L 101116.662 16964.113 L 101202.911 16964.113 L 101202.911 16859.113 L 101306.976 16859.113 L 101306.976 16772.863 L 101306.976 16772.863 Z">
            <!-- 44 nodes -->
          </draw:path>
          <draw:path id="rect7292-1-2-0-2-9-5-6" draw:style-name="style0" draw:layer="layout" svg:x="36.291cm" svg:y="8.294cm" svg:width="2.024cm" svg:height="3.037cm" svg:viewBox="0.0 0.0 2024.999 3037.499" svg:d="M 74607.911 16589.113 L 72582.912 16589.113 L 72582.912 18614.113 L 72582.912 19626.612 L 74607.911 19626.612 L 74607.911 18614.112 L 74607.911 16589.112 L 74607.911 16589.113 ZM 74424.161 17469.425 L 74424.161 17841.613 L 74337.911 17841.613 L 74337.911 18374.113 L 74424.161 18374.113 L 74424.161 18745.363 L 74337.911 18745.363 L 74337.911 18850.363 L 74232.911 18850.363 L 74232.911 18936.613 L 73861.661 18936.613 L 73861.661 18850.363 L 73329.161 18850.363 L 73329.161 18936.613 L 72956.976 18936.613 L 72956.976 18850.363 L 72852.911 18850.363 L 72852.911 18745.363 L 72766.661 18745.363 L 72766.661 18374.113 L 72852.911 18374.113 L 72852.911 17841.613 L 72766.661 17841.613 L 72766.661 17469.425 L 72852.911 17469.425 L 72852.911 17365.363 L 72956.976 17365.363 L 72956.976 17279.113 L 73329.161 17279.113 L 73329.161 17365.363 L 73861.661 17365.363 L 73861.661 17279.113 L 74232.911 17279.113 L 74232.911 17365.363 L 74337.911 17365.363 L 74337.911 17469.425 L 74424.161 17469.425 L 74424.161 17469.425 Z">
            <!-- 46 nodes -->
          </draw:path>
          <draw:path id="rect3218-6-2-74-1" draw:style-name="style0" draw:layer="layout" svg:x="46.416cm" svg:y="8.110cm" svg:width="6.075cm" svg:height="0.183cm" svg:viewBox="0.0 0.0 6075.001 183.766" svg:d="M 98907.925 16221.578 L 92832.923 16221.578 L 92832.923 16405.344 L 98907.925 16405.344 L 98907.925 16221.578 Z">
            <!-- 5 nodes -->
          </draw:path>
          <draw:path id="rect3218-5-7-1-1-4" draw:style-name="style0" draw:layer="layout" svg:x="36.107cm" svg:y="8.110cm" svg:width="0.183cm" svg:height="6.442cm" svg:viewBox="0.0 0.0 183.766 6442.536" svg:d="M 72399.161 22664.115 L 72399.161 16221.579 L 72215.395 16221.579 L 72215.395 22664.115 L 72399.161 22664.115 Z">
            <!-- 5 nodes -->
          </draw:path>
          <draw:path id="rect3218-5-2-4-2-1" draw:style-name="style0" draw:layer="layout" svg:x="52.491cm" svg:y="8.110cm" svg:width="0.183cm" svg:height="8.467cm" svg:viewBox="0.0 0.0 183.766 8467.532" svg:d="M 105166.690 24689.114 L 105166.690 16221.581 L 104982.924 16221.581 L 104982.924 24689.114 L 105166.690 24689.114 Z">
            <!-- 5 nodes -->
          </draw:path>
          <draw:path id="rect5621-2-2-5-0-57-9-4-2-8-9-5-2-9-9-3-7-74-5-5" draw:style-name="style0" draw:layer="layout" svg:x="42.366cm" svg:y="13.610cm" svg:width="2.024cm" svg:height="0.506cm" svg:viewBox="0.0 0.0 2024.999 506.249" svg:d="M 84732.911 27220.366 L 84732.911 27726.616 L 86757.912 27726.616 L 86757.912 27220.366 L 84732.911 27220.366 L 84732.911 27220.366 Z">
            <!-- 6 nodes -->
          </draw:path>
          <draw:path id="rect5621-2-2-5-0-57-9-4-2-8-9-5-2-9-9-3-7-7-4-1-1" draw:style-name="style0" draw:layer="layout" svg:x="44.391cm" svg:y="13.863cm" svg:width="2.025cm" svg:height="0.253cm" svg:viewBox="0.0 0.0 2025.000 253.125" svg:d="M 88782.911 27726.616 L 88782.911 27979.741 L 90807.911 27979.741 L 90807.911 27726.616 L 88782.911 27726.616 L 88782.911 27726.616 Z">
            <!-- 6 nodes -->
          </draw:path>
          <draw:path id="rect7292-1-2-0-0-1-0-4" draw:style-name="style0" draw:layer="layout" svg:x="50.466cm" svg:y="13.357cm" svg:width="2.024cm" svg:height="3.037cm" svg:viewBox="0.0 0.0 2024.999 3037.500" svg:d="M 102957.911 26714.116 L 100932.911 26714.116 L 100932.911 28739.116 L 100932.911 29751.616 L 102957.911 29751.616 L 102957.911 28739.116 L 102957.911 26714.116 L 102957.911 26714.116 ZM 102774.162 27594.427 L 102774.162 27966.616 L 102687.912 27966.616 L 102687.912 28499.116 L 102774.162 28499.116 L 102774.162 28870.366 L 102687.912 28870.366 L 102687.912 28975.366 L 102582.911 28975.366 L 102582.911 29061.616 L 102211.662 29061.616 L 102211.662 28975.366 L 101679.162 28975.366 L 101679.162 29061.616 L 101306.976 29061.616 L 101306.976 28975.366 L 101202.911 28975.366 L 101202.911 28870.366 L 101116.662 28870.366 L 101116.662 28499.116 L 101202.911 28499.116 L 101202.911 27966.616 L 101116.662 27966.616 L 101116.662 27594.427 L 101202.911 27594.427 L 101202.911 27490.366 L 101306.976 27490.366 L 101306.976 27404.116 L 101679.162 27404.116 L 101679.162 27490.366 L 102211.662 27490.366 L 102211.662 27404.116 L 102582.911 27404.116 L 102582.911 27490.366 L 102687.912 27490.366 L 102687.912 27594.427 L 102774.162 27594.427 L 102774.162 27594.427 Z">
            <!-- 46 nodes -->
          </draw:path>
          <draw:path id="rect7292-1-2-0-2-9-7-8-5" draw:style-name="style0" draw:layer="layout" svg:x="50.466cm" svg:y="10.319cm" svg:width="2.024cm" svg:height="3.037cm" svg:viewBox="0.0 0.0 2024.999 3037.501" svg:d="M 102957.911 20639.113 L 100932.911 20639.113 L 100932.911 22664.113 L 100932.911 23676.615 L 102957.911 23676.615 L 102957.911 22664.113 L 102957.911 20639.113 L 102957.911 20639.113 ZM 102774.162 21519.426 L 102774.162 21891.613 L 102687.912 21891.613 L 102687.912 22424.113 L 102774.162 22424.113 L 102774.162 22795.365 L 102687.912 22795.365 L 102687.912 22900.365 L 102582.911 22900.365 L 102582.911 22986.615 L 102211.662 22986.615 L 102211.662 22900.365 L 101679.162 22900.365 L 101679.162 22986.615 L 101306.976 22986.615 L 101306.976 22900.365 L 101202.911 22900.365 L 101202.911 22795.365 L 101116.662 22795.365 L 101116.662 22424.113 L 101202.911 22424.113 L 101202.911 21891.613 L 101116.662 21891.613 L 101116.662 21519.426 L 101202.911 21519.426 L 101202.911 21415.363 L 101306.976 21415.363 L 101306.976 21329.113 L 101679.162 21329.113 L 101679.162 21415.363 L 102211.662 21415.363 L 102211.662 21329.113 L 102582.911 21329.113 L 102582.911 21415.363 L 102687.912 21415.363 L 102687.912 21519.426 L 102774.162 21519.426 L 102774.162 21519.426 Z">
            <!-- 46 nodes -->
          </draw:path>
          <draw:path id="rect3218-7-5-0-6-1" draw:style-name="style0" draw:layer="layout" svg:x="46.416cm" svg:y="16.394cm" svg:width="6.075cm" svg:height="0.183cm" svg:viewBox="0.0 0.0 6075.010 183.766" svg:d="M 98907.917 32789.111 L 92832.907 32789.111 L 92832.907 32972.877 L 98907.917 32972.877 L 98907.917 32789.111 Z">
            <!-- 5 nodes -->
          </draw:path>
          <draw:path id="rect3218-5-8-8-3-8" draw:style-name="style0" draw:layer="layout" svg:x="43.195cm" svg:y="16.578cm" svg:width="0.183cm" svg:height="0.506cm" svg:viewBox="0.0 0.0 183.766 506.249" svg:d="M 86574.146 33662.906 L 86574.146 33156.657 L 86390.380 33156.657 L 86390.380 33662.906 L 86574.146 33662.906 Z">
            <!-- 5 nodes -->
          </draw:path>
          <draw:path id="rect3218-5-8-8-0-9-8" draw:style-name="style0" draw:layer="layout" svg:x="40.157cm" svg:y="7.857cm" svg:width="0.183cm" svg:height="0.253cm" svg:viewBox="0.0 0.0 183.766 253.124" svg:d="M 80499.161 15968.453 L 80499.161 15715.328 L 80315.395 15715.328 L 80315.395 15968.453 L 80499.161 15968.453 Z">
            <!-- 5 nodes -->
          </draw:path>
          <draw:path id="rect3218-5-8-8-4-0-3" draw:style-name="style0" draw:layer="layout" svg:x="42.182cm" svg:y="7.351cm" svg:width="0.183cm" svg:height="0.506cm" svg:viewBox="0.0 0.0 183.766 506.250" svg:d="M 84549.161 15209.076 L 84549.161 14702.825 L 84365.395 14702.825 L 84365.395 15209.076 L 84549.161 15209.076 Z">
            <!-- 5 nodes -->
          </draw:path>
          <draw:path id="rect3218-5-8-8-2-68-4" draw:style-name="style0" draw:layer="layout" svg:x="44.391cm" svg:y="7.351cm" svg:width="0.183cm" svg:height="0.253cm" svg:viewBox="0.0 0.0 183.766 253.124" svg:d="M 88966.690 14955.950 L 88966.690 14702.825 L 88782.924 14702.825 L 88782.924 14955.950 L 88966.690 14955.950 Z">
            <!-- 5 nodes -->
          </draw:path>
          <draw:path id="rect3218-5-8-8-6-8-4" draw:style-name="style0" draw:layer="layout" svg:x="46.416cm" svg:y="7.604cm" svg:width="0.183cm" svg:height="0.506cm" svg:viewBox="0.0 0.0 183.766 506.249" svg:d="M 93016.690 15715.328 L 93016.690 15209.078 L 92832.924 15209.078 L 92832.924 15715.328 L 93016.690 15715.328 Z">
            <!-- 5 nodes -->
          </draw:path>
          <draw:path id="rect3218-6-2-9-3-8" draw:style-name="style0" draw:layer="layout" svg:x="36.291cm" svg:y="8.110cm" svg:width="4.049cm" svg:height="0.183cm" svg:viewBox="0.0 0.0 4049.998 183.766" svg:d="M 76632.929 16221.578 L 72582.930 16221.578 L 72582.930 16405.344 L 76632.929 16405.344 L 76632.929 16221.578 Z">
            <!-- 5 nodes -->
          </draw:path>
          <draw:path id="rect3218-6-2-0-9-6" draw:style-name="style0" draw:layer="layout" svg:x="40.341cm" svg:y="7.857cm" svg:width="2.025cm" svg:height="0.183cm" svg:viewBox="0.0 0.0 2025.001 183.766" svg:d="M 82707.926 15715.326 L 80682.924 15715.326 L 80682.924 15899.092 L 82707.926 15899.092 L 82707.926 15715.326 Z">
            <!-- 5 nodes -->
          </draw:path>
          <draw:path id="rect3218-6-2-6-47-8" draw:style-name="style0" draw:layer="layout" svg:x="42.366cm" svg:y="7.351cm" svg:width="2.024cm" svg:height="0.183cm" svg:viewBox="0.0 0.0 2024.999 183.766" svg:d="M 86757.927 14702.825 L 84732.927 14702.825 L 84732.927 14886.591 L 86757.927 14886.591 L 86757.927 14702.825 Z">
            <!-- 5 nodes -->
          </draw:path>
          <draw:path id="rect3218-6-2-7-7-9" draw:style-name="style0" draw:layer="layout" svg:x="44.391cm" svg:y="7.604cm" svg:width="2.024cm" svg:height="0.183cm" svg:viewBox="0.0 0.0 2024.998 183.766" svg:d="M 90807.928 15209.075 L 88782.930 15209.075 L 88782.930 15392.841 L 90807.928 15392.841 L 90807.928 15209.075 Z">
            <!-- 5 nodes -->
          </draw:path>
          <draw:path id="rect5621-2-2-5-0-57-9-4-2-8-9-5-2-9-9-3-7-7-4-0-06-1" draw:style-name="style0" draw:layer="layout" svg:x="40.341cm" svg:y="14.116cm" svg:width="6.075cm" svg:height="0.253cm" svg:viewBox="0.0 0.0 6075.000 253.125" svg:d="M 80682.911 28232.866 L 80682.911 28485.991 L 86757.912 28485.991 L 86757.912 28232.866 L 80682.911 28232.866 L 80682.911 28232.866 Z">
            <!-- 6 nodes -->
          </draw:path>
          <draw:path id="rect5621-2-2-5-0-57-9-4-2-8-9-8-1-6-7-3-1" draw:style-name="style0" draw:layer="layout" svg:x="46.416cm" svg:y="14.369cm" svg:width="4.049cm" svg:height="2.025cm" svg:viewBox="0.0 0.0 4049.999 2025.000" svg:d="M 96882.912 28739.116 L 94857.911 28739.116 L 92832.912 28739.116 L 92832.912 28919.116 L 92832.912 30584.116 L 92832.912 30764.116 L 94857.911 30764.116 L 96882.912 30764.116 L 96882.912 28739.116 L 96882.912 28739.116 ZM 96302.601 29093.491 L 96298.851 30578.491 L 95948.226 30577.561 L 95951.046 29092.561 L 96302.610 29093.491 L 96302.601 29093.491 ZM 95686.662 29113.177 L 95686.662 29485.366 L 95600.412 29485.366 L 95600.412 30017.866 L 95686.662 30017.866 L 95686.662 30389.116 L 95600.412 30389.116 L 95600.412 30494.116 L 95495.411 30494.116 L 95495.411 30580.366 L 95124.162 30580.366 L 95124.162 30494.116 L 94591.662 30494.116 L 94591.662 30580.366 L 94219.476 30580.366 L 94219.476 30494.116 L 94115.412 30494.116 L 94115.412 30389.116 L 94029.162 30389.116 L 94029.162 30017.866 L 94115.412 30017.866 L 94115.412 29485.366 L 94029.162 29485.366 L 94029.162 29113.177 L 94115.412 29113.177 L 94115.412 29009.116 L 94219.476 29009.116 L 94219.476 28922.866 L 94591.662 28922.866 L 94591.662 29009.116 L 95124.162 29009.116 L 95124.162 28922.866 L 95495.411 28922.866 L 95495.411 29009.116 L 95600.412 29009.116 L 95600.412 29113.177 L 95686.662 29113.177 L 95686.662 29113.177 ZM 93763.851 29087.866 L 93761.031 30572.866 L 93410.406 30571.936 L 93413.226 29086.936 L 93763.851 29087.866 L 93763.851 29087.866 Z">
            <!-- 60 nodes -->
          </draw:path>
          <draw:path id="rect7292-1-2-6-8-7-5" draw:style-name="style0" draw:layer="layout" svg:x="43.378cm" svg:y="14.875cm" svg:width="3.037cm" svg:height="2.024cm" svg:viewBox="0.0 0.0 3037.500 2024.999" svg:d="M 86757.912 29751.616 L 86757.912 31776.616 L 88782.912 31776.616 L 89795.411 31776.616 L 89795.411 29751.616 L 88782.912 29751.616 L 86757.912 29751.616 L 86757.912 29751.616 ZM 87638.226 29935.366 L 88010.411 29935.366 L 88010.411 30021.616 L 88542.911 30021.616 L 88542.911 29935.366 L 88914.162 29935.366 L 88914.162 30021.616 L 89019.161 30021.616 L 89019.161 30126.616 L 89105.411 30126.616 L 89105.411 30497.866 L 89019.161 30497.866 L 89019.161 31030.366 L 89105.411 31030.366 L 89105.411 31402.553 L 89019.161 31402.553 L 89019.161 31506.616 L 88914.162 31506.616 L 88914.162 31592.866 L 88542.911 31592.866 L 88542.911 31506.616 L 88010.411 31506.616 L 88010.411 31592.866 L 87638.226 31592.866 L 87638.226 31506.616 L 87534.162 31506.616 L 87534.162 31402.553 L 87447.911 31402.553 L 87447.911 31030.366 L 87534.162 31030.366 L 87534.162 30497.866 L 87447.911 30497.866 L 87447.911 30126.616 L 87534.162 30126.616 L 87534.162 30021.616 L 87638.226 30021.616 L 87638.226 29935.366 L 87638.226 29935.366 Z">
            <!-- 46 nodes -->
          </draw:path>
          <draw:path id="rect5621-2-2-5-0-57-9-4-2-8-9-5-2-9-9-3-7-74-5-1-5" draw:style-name="style0" draw:layer="layout" svg:x="43.378cm" svg:y="14.369cm" svg:width="3.037cm" svg:height="0.506cm" svg:viewBox="0.0 0.0 3037.500 506.249" svg:d="M 86757.912 28739.116 L 86757.912 29245.366 L 89795.411 29245.366 L 89795.411 28739.116 L 86757.912 28739.116 L 86757.912 28739.116 Z">
            <!-- 6 nodes -->
          </draw:path>
          <draw:path id="rect3218-7-5-0-6-3-4" draw:style-name="style0" draw:layer="layout" svg:x="43.378cm" svg:y="16.900cm" svg:width="3.037cm" svg:height="0.183cm" svg:viewBox="0.0 0.0 3037.500 183.766" svg:d="M 89795.412 33801.622 L 86757.912 33801.622 L 86757.912 33985.388 L 89795.412 33985.388 L 89795.412 33801.622 Z">
            <!-- 5 nodes -->
          </draw:path>
          <draw:path id="rect3218-5-8-8-3-3-5" draw:style-name="style0" draw:layer="layout" svg:x="46.416cm" svg:y="16.578cm" svg:width="0.183cm" svg:height="0.506cm" svg:viewBox="0.0 0.0 183.766 506.249" svg:d="M 93016.675 33662.891 L 93016.675 33156.642 L 92832.909 33156.642 L 92832.909 33662.891 L 93016.675 33662.891 Z">
            <!-- 5 nodes -->
          </draw:path>
          <draw:path id="rect7292-1-2-0-0-4-0" draw:style-name="style0" draw:layer="layout" svg:x="36.291cm" svg:y="11.332cm" svg:width="2.024cm" svg:height="3.037cm" svg:viewBox="0.0 0.0 2024.999 3037.501" svg:d="M 74607.911 22664.113 L 72582.912 22664.113 L 72582.912 24689.114 L 72582.912 25701.614 L 74607.911 25701.614 L 74607.911 24689.114 L 74607.911 22664.113 L 74607.911 22664.113 ZM 74424.161 23544.425 L 74424.161 23916.614 L 74337.911 23916.614 L 74337.911 24449.114 L 74424.161 24449.114 L 74424.161 24820.364 L 74337.911 24820.364 L 74337.911 24925.364 L 74232.911 24925.364 L 74232.911 25011.614 L 73861.661 25011.614 L 73861.661 24925.364 L 73329.161 24925.364 L 73329.161 25011.614 L 72956.976 25011.614 L 72956.976 24925.364 L 72852.911 24925.364 L 72852.911 24820.364 L 72766.661 24820.364 L 72766.661 24449.114 L 72852.911 24449.114 L 72852.911 23916.614 L 72766.661 23916.614 L 72766.661 23544.425 L 72852.911 23544.425 L 72852.911 23440.363 L 72956.976 23440.363 L 72956.976 23354.113 L 73329.161 23354.113 L 73329.161 23440.363 L 73861.661 23440.363 L 73861.661 23354.113 L 74232.911 23354.113 L 74232.911 23440.363 L 74337.911 23440.363 L 74337.911 23544.425 L 74424.161 23544.425 L 74424.161 23544.425 Z">
            <!-- 46 nodes -->
          </draw:path>
          <draw:path id="path9348-5" draw:style-name="style0" draw:layer="layout" svg:x="36.107cm" svg:y="14.553cm" svg:width="1.379cm" svg:height="0.643cm" svg:viewBox="0.0 0.0 1379.063 643.124" svg:d="M 72214.956 29106.997 L 72214.956 29750.122 L 73594.020 29106.997 L 72214.956 29106.997 L 72214.956 29106.997 Z">
            <!-- 5 nodes -->
          </draw:path>
          <draw:path id="path9377-7" draw:style-name="style0" draw:layer="layout" svg:x="38.605cm" svg:y="14.553cm" svg:width="0.539cm" svg:height="1.157cm" svg:viewBox="0.0 0.0 539.999 1157.812" svg:d="M 77750.381 30264.462 L 77750.381 29106.649 L 77210.381 29106.649 L 77750.381 30264.462 L 77750.381 30264.462 Z">
            <!-- 5 nodes -->
          </draw:path>
          <draw:path id="rect5621-2-2-5-0-57-9-4-2-8-9-8-1-6-7-3-8-4" draw:style-name="style0" draw:layer="layout" svg:x="39.328cm" svg:y="14.369cm" svg:width="4.050cm" svg:height="2.025cm" svg:viewBox="0.0 0.0 4050.000 2025.000" svg:d="M 82707.911 28739.116 L 80682.911 28739.116 L 78657.911 28739.116 L 78657.911 28919.116 L 78657.911 30584.116 L 78657.911 30764.116 L 80682.911 30764.116 L 82707.911 30764.116 L 82707.911 28739.116 L 82707.911 28739.116 ZM 82127.600 29093.491 L 82123.850 30578.491 L 81773.225 30577.561 L 81776.046 29092.561 L 82127.610 29093.491 L 82127.600 29093.491 ZM 81511.661 29113.177 L 81511.661 29485.366 L 81425.411 29485.366 L 81425.411 30017.866 L 81511.661 30017.866 L 81511.661 30389.116 L 81425.411 30389.116 L 81425.411 30494.116 L 81320.412 30494.116 L 81320.412 30580.366 L 80949.161 30580.366 L 80949.161 30494.116 L 80416.661 30494.116 L 80416.661 30580.366 L 80044.476 30580.366 L 80044.476 30494.116 L 79940.412 30494.116 L 79940.412 30389.116 L 79854.161 30389.116 L 79854.161 30017.866 L 79940.412 30017.866 L 79940.412 29485.366 L 79854.161 29485.366 L 79854.161 29113.177 L 79940.412 29113.177 L 79940.412 29009.116 L 80044.476 29009.116 L 80044.476 28922.866 L 80416.661 28922.866 L 80416.661 29009.116 L 80949.161 29009.116 L 80949.161 28922.866 L 81320.412 28922.866 L 81320.412 29009.116 L 81425.411 29009.116 L 81425.411 29113.177 L 81511.661 29113.177 L 81511.661 29113.177 ZM 79588.851 29087.866 L 79586.030 30572.866 L 79235.406 30571.936 L 79238.225 29086.936 L 79588.851 29087.866 L 79588.851 29087.866 Z">
            <!-- 60 nodes -->
          </draw:path>
          <draw:path id="rect5621-2-2-5-0-57-9-4-2-8-9-8-5-3-8-9-7" draw:style-name="style0" draw:layer="layout" svg:x="36.481cm" svg:y="14.369cm" svg:width="3.546cm" svg:height="4.526cm" svg:viewBox="0.0 0.0 3546.875 4526.350" svg:d="M 72962.459 29594.919 L 73818.257 31430.191 L 74674.064 33265.466 L 74837.198 33189.395 L 76346.201 32485.735 L 76509.335 32409.664 L 75653.534 30574.390 L 74797.736 28739.116 L 72962.459 29594.919 L 72962.459 29594.919 ZM 73528.880 29971.094 L 74876.330 29346.905 L 75023.672 29665.072 L 73676.612 30290.104 L 73528.880 29971.089 L 73528.880 29971.094 ZM 73807.025 30521.005 L 74144.345 30363.712 L 74180.798 30441.880 L 74663.408 30216.835 L 74626.961 30138.664 L 74963.423 29981.770 L 74999.876 30059.939 L 75095.036 30015.564 L 75139.412 30110.725 L 75217.580 30074.275 L 75374.477 30410.743 L 75296.309 30447.193 L 75521.354 30929.803 L 75599.519 30893.350 L 75756.815 31230.664 L 75678.647 31267.117 L 75722.624 31361.431 L 75627.461 31405.804 L 75663.914 31483.975 L 75327.446 31640.872 L 75290.996 31562.701 L 74808.386 31787.746 L 74844.836 31865.914 L 74507.516 32023.210 L 74471.066 31945.042 L 74376.758 31989.019 L 74332.778 31894.705 L 74254.610 31931.155 L 74097.317 31593.841 L 74175.485 31557.388 L 73950.443 31074.781 L 73872.272 31111.231 L 73715.375 30774.766 L 73793.546 30738.313 L 73749.170 30643.153 L 73843.475 30599.176 L 73807.025 30521.005 L 73807.025 30521.005 ZM 74596.703 32274.361 L 75943.763 31649.329 L 76091.105 31967.497 L 74744.042 32592.529 L 74596.703 32274.364 L 74596.703 32274.361 Z">
            <!-- 60 nodes -->
          </draw:path>
          <draw:path id="rect5621-2-2-5-0-57-9-4-2-8-9-8-8-9-6-1-4" draw:style-name="style0" draw:layer="layout" svg:x="34.645cm" svg:y="15.225cm" svg:width="3.546cm" svg:height="4.526cm" svg:viewBox="0.0 0.0 3546.878 4526.351" svg:d="M 69291.911 31306.524 L 70147.709 33141.795 L 71003.516 34977.073 L 71166.650 34900.999 L 72675.653 34197.340 L 72838.790 34121.269 L 71982.983 32285.994 L 71127.185 30450.721 L 69291.911 31306.524 L 69291.911 31306.524 ZM 69858.335 31682.700 L 71205.782 31058.511 L 71353.124 31376.676 L 70006.064 32001.708 L 69858.332 31682.694 L 69858.335 31682.700 ZM 70136.477 32232.609 L 70473.797 32075.316 L 70510.250 32153.484 L 70992.857 31928.439 L 70956.407 31850.271 L 71292.875 31693.374 L 71329.325 31771.545 L 71424.488 31727.169 L 71468.861 31822.332 L 71547.032 31785.879 L 71703.926 32122.347 L 71625.755 32158.797 L 71850.800 32641.407 L 71928.968 32604.954 L 72086.261 32942.271 L 72008.093 32978.721 L 72052.073 33073.035 L 71956.913 33117.411 L 71993.363 33195.579 L 71656.898 33352.476 L 71620.445 33274.308 L 71137.835 33499.350 L 71174.288 33577.522 L 70836.968 33734.812 L 70800.515 33656.647 L 70706.207 33700.624 L 70662.227 33606.310 L 70584.062 33642.760 L 70426.766 33305.445 L 70504.937 33268.995 L 70279.895 32786.385 L 70201.724 32822.835 L 70044.830 32486.370 L 70122.995 32449.920 L 70078.619 32354.757 L 70172.927 32310.780 L 70136.477 32232.609 L 70136.477 32232.609 ZM 70926.155 33985.966 L 72273.218 33360.933 L 72420.554 33679.099 L 71073.500 34304.131 L 70926.158 33985.966 L 70926.155 33985.966 Z">
            <!-- 60 nodes -->
          </draw:path>
          <draw:path id="rect5621-2-2-5-0-57-9-4-2-8-9-8-1-36-4-9-1-8" draw:style-name="style0" draw:layer="layout" svg:x="36.357cm" svg:y="18.040cm" svg:width="4.526cm" svg:height="3.546cm" svg:viewBox="0.0 0.0 4526.351 3546.876" svg:d="M 76385.666 36080.212 L 74550.395 36936.014 L 72715.121 37791.818 L 72791.192 37954.952 L 73494.851 39463.952 L 73570.922 39627.089 L 75406.196 38771.285 L 77241.473 37915.484 L 76385.666 36080.212 L 76385.666 36080.212 ZM 76009.497 36646.634 L 76633.682 37994.087 L 76315.514 38141.426 L 75690.479 36794.369 L 76009.500 36646.634 L 76009.497 36646.634 ZM 75459.578 36924.782 L 75616.875 37262.102 L 75538.706 37298.552 L 75763.751 37781.159 L 75841.917 37744.709 L 75998.813 38081.177 L 75920.645 38117.627 L 75965.021 38212.790 L 75869.858 38257.163 L 75906.311 38335.334 L 75569.843 38492.231 L 75533.390 38414.060 L 75050.783 38639.105 L 75087.233 38717.276 L 74749.916 38874.566 L 74713.466 38796.401 L 74619.152 38840.378 L 74574.776 38745.215 L 74496.608 38781.665 L 74339.714 38445.200 L 74417.879 38408.747 L 74192.837 37926.140 L 74114.666 37962.590 L 73957.373 37625.273 L 74035.541 37588.823 L 73991.564 37494.509 L 74085.878 37450.532 L 74049.428 37372.358 L 74386.742 37215.068 L 74423.192 37293.239 L 74905.802 37068.197 L 74869.352 36990.026 L 75205.817 36833.129 L 75242.273 36911.297 L 75337.430 36866.921 L 75381.407 36961.235 L 75459.575 36924.782 L 75459.578 36924.782 ZM 73706.216 37714.460 L 74331.251 39061.517 L 74013.086 39208.856 L 73388.058 37861.799 L 73706.222 37714.460 L 73706.216 37714.460 Z">
            <!-- 60 nodes -->
          </draw:path>
          <draw:path id="rect3218-0-1-4-6" draw:style-name="style0" draw:layer="layout" svg:x="37.213cm" svg:y="19.875cm" svg:width="3.748cm" svg:height="1.878cm" svg:viewBox="0.0 0.0 3748.209 1878.152" svg:d="M 78097.274 39750.758 L 74426.728 41462.362 L 74504.390 41628.910 L 78174.937 39917.307 L 78097.274 39750.758 Z">
            <!-- 5 nodes -->
          </draw:path>
          <draw:path id="rect3218-5-7-1-1-3-14-9" draw:style-name="style0" draw:layer="layout" svg:x="34.401cm" svg:y="15.914cm" svg:width="2.889cm" svg:height="5.916cm" svg:viewBox="0.0 0.0 2889.455 5916.954" svg:d="M 71692.597 37667.769 L 68969.691 31828.477 L 68803.142 31906.140 L 71526.048 37745.432 L 71692.597 37667.769 Z">
            <!-- 5 nodes -->
          </draw:path>
          <draw:path id="rect3218-5-7-1-1-3-6-3" draw:style-name="style0" draw:layer="layout" svg:x="38.316cm" svg:y="14.369cm" svg:width="2.811cm" svg:height="5.671cm" svg:viewBox="0.0 0.0 2811.564 5671.875" svg:d="M 76632.455 28739.497 L 79278.083 34411.372 L 79444.019 34333.560 L 77779.955 30764.497 L 77644.955 30764.497 L 77644.955 30584.497 L 77644.955 30474.809 L 76835.894 28739.497 L 76632.455 28739.497 L 76632.455 28739.497 Z">
            <!-- 10 nodes -->
          </draw:path>
          <draw:path id="rect3218-7-5-09-8" draw:style-name="style0" draw:layer="layout" svg:x="39.463cm" svg:y="16.394cm" svg:width="3.914cm" svg:height="0.183cm" svg:viewBox="0.0 0.0 3914.999 183.749" svg:d="M 78927.455 32789.497 L 79012.769 32973.247 L 82842.456 32973.247 L 82842.456 32789.497 L 78927.455 32789.497 L 78927.455 32789.497 Z">
            <!-- 6 nodes -->
          </draw:path>
          <draw:path id="path9449-6" draw:style-name="style0" draw:layer="layout" svg:x="39.144cm" svg:y="14.553cm" svg:width="0.183cm" svg:height="1.551cm" svg:viewBox="0.0 0.0 183.750 1551.562" svg:d="M 78289.955 29106.997 L 78289.955 30264.810 L 78473.705 30658.560 L 78473.705 29106.997 L 78289.955 29106.997 L 78289.955 29106.997 Z">
            <!-- 6 nodes -->
          </draw:path>
          <draw:path id="rect3218-7-5-0-6-3-3-3" draw:style-name="style0" draw:layer="layout" svg:x="38.519cm" svg:y="14.369cm" svg:width="0.809cm" svg:height="0.183cm" svg:viewBox="0.0 0.0 809.060 183.749" svg:d="M 77039.334 28739.497 L 77124.644 28923.247 L 77848.394 28923.247 L 77848.394 28739.497 L 77039.334 28739.497 L 77039.334 28739.497 Z">
            <!-- 6 nodes -->
          </draw:path>
          <draw:path id="path9498-9" draw:style-name="style0" draw:layer="layout" svg:x="36.291cm" svg:y="14.369cm" svg:width="1.589cm" svg:height="0.183cm" svg:viewBox="0.0 0.0 1589.064 183.749" svg:d="M 72582.455 28739.497 L 72582.455 28923.247 L 73777.770 28923.247 L 74171.519 28739.497 L 72582.455 28739.497 L 72582.455 28739.497 Z">
            <!-- 6 nodes -->
          </draw:path>
          <draw:path id="rect5621-2-2-5-0-57-9-4-2-8-9-5-32-6-6-5" draw:style-name="style0" draw:layer="layout" svg:x="23.780cm" svg:y="12.217cm" svg:width="2.024cm" svg:height="2.025cm" svg:viewBox="0.0 0.0 2024.999 2025.001" svg:d="M 49585.042 24435.989 L 49585.042 26460.991 L 47560.042 26460.991 L 47560.042 24435.989 L 49585.042 24435.989 L 49585.042 24435.989 ZM 49210.978 24619.741 L 48838.792 24619.741 L 48838.792 24705.991 L 48306.292 24705.991 L 48306.292 24619.741 L 47935.042 24619.741 L 47935.042 24705.991 L 47830.042 24705.991 L 47830.042 24810.991 L 47743.792 24810.991 L 47743.792 25182.241 L 47830.042 25182.241 L 47830.042 25714.741 L 47743.792 25714.741 L 47743.792 26086.927 L 47830.042 26086.927 L 47830.042 26190.991 L 47935.042 26190.991 L 47935.042 26277.241 L 48306.292 26277.241 L 48306.292 26190.991 L 48838.792 26190.991 L 48838.792 26277.241 L 49210.978 26277.241 L 49210.978 26190.991 L 49315.042 26190.991 L 49315.042 26086.927 L 49401.292 26086.927 L 49401.292 25714.741 L 49315.042 25714.741 L 49315.042 25182.241 L 49401.292 25182.241 L 49401.292 24810.991 L 49315.042 24810.991 L 49315.042 24705.991 L 49210.978 24705.991 L 49210.978 24619.741 L 49210.978 24619.741 Z">
            <!-- 44 nodes -->
          </draw:path>
          <draw:path id="rect5621-2-2-5-0-57-9-4-2-8-9-79-04-4-3-1" draw:style-name="style0" draw:layer="layout" svg:x="23.780cm" svg:y="8.167cm" svg:width="2.024cm" svg:height="2.024cm" svg:viewBox="0.0 0.0 2024.999 2024.999" svg:d="M 49585.042 16335.989 L 49585.042 18360.989 L 47560.042 18360.989 L 47560.042 16335.989 L 49585.042 16335.989 L 49585.042 16335.989 ZM 49210.978 16519.739 L 48838.792 16519.739 L 48838.792 16605.989 L 48306.292 16605.989 L 48306.292 16519.739 L 47935.042 16519.739 L 47935.042 16605.989 L 47830.042 16605.989 L 47830.042 16710.989 L 47743.792 16710.989 L 47743.792 17082.239 L 47830.042 17082.239 L 47830.042 17614.739 L 47743.792 17614.739 L 47743.792 17986.927 L 47830.042 17986.927 L 47830.042 18090.989 L 47935.042 18090.989 L 47935.042 18177.239 L 48306.292 18177.239 L 48306.292 18090.989 L 48838.792 18090.989 L 48838.792 18177.239 L 49210.978 18177.239 L 49210.978 18090.989 L 49315.042 18090.989 L 49315.042 17986.927 L 49401.292 17986.927 L 49401.292 17614.739 L 49315.042 17614.739 L 49315.042 17082.239 L 49401.292 17082.239 L 49401.292 16710.989 L 49315.042 16710.989 L 49315.042 16605.989 L 49210.978 16605.989 L 49210.978 16519.739 L 49210.978 16519.739 Z">
            <!-- 44 nodes -->
          </draw:path>
          <draw:path id="rect5621-2-2-5-0-57-9-4-2-8-9-4-8-0-4-9" draw:style-name="style0" draw:layer="layout" svg:x="23.780cm" svg:y="10.192cm" svg:width="2.024cm" svg:height="2.025cm" svg:viewBox="0.0 0.0 2024.999 2025.000" svg:d="M 49585.042 20385.989 L 49585.042 22410.988 L 47560.042 22410.988 L 47560.042 20385.988 L 49585.042 20385.988 L 49585.042 20385.989 ZM 49210.978 20569.739 L 48838.792 20569.739 L 48838.792 20655.989 L 48306.292 20655.989 L 48306.292 20569.739 L 47935.042 20569.739 L 47935.042 20655.989 L 47830.042 20655.989 L 47830.042 20760.989 L 47743.792 20760.989 L 47743.792 21132.239 L 47830.042 21132.239 L 47830.042 21664.738 L 47743.792 21664.738 L 47743.792 22036.926 L 47830.042 22036.926 L 47830.042 22140.988 L 47935.042 22140.988 L 47935.042 22227.238 L 48306.292 22227.238 L 48306.292 22140.988 L 48838.792 22140.988 L 48838.792 22227.238 L 49210.978 22227.238 L 49210.978 22140.988 L 49315.042 22140.988 L 49315.042 22036.926 L 49401.292 22036.926 L 49401.292 21664.738 L 49315.042 21664.738 L 49315.042 21132.238 L 49401.292 21132.238 L 49401.292 20760.988 L 49315.042 20760.988 L 49315.042 20655.988 L 49210.978 20655.988 L 49210.978 20569.738 L 49210.978 20569.739 Z">
            <!-- 44 nodes -->
          </draw:path>
          <draw:path id="rect5621-2-2-5-0-57-9-4-2-8-9-79-7-9-4-9-3" draw:style-name="style0" draw:layer="layout" svg:x="21.755cm" svg:y="7.914cm" svg:width="2.024cm" svg:height="2.024cm" svg:viewBox="0.0 0.0 2024.999 2024.999" svg:d="M 45535.042 15829.740 L 45535.042 17854.740 L 43510.042 17854.740 L 43510.042 15829.740 L 45535.042 15829.740 L 45535.042 15829.740 ZM 45160.978 16013.490 L 44788.792 16013.490 L 44788.792 16099.740 L 44256.292 16099.740 L 44256.292 16013.490 L 43885.042 16013.490 L 43885.042 16099.740 L 43780.042 16099.740 L 43780.042 16204.740 L 43693.792 16204.740 L 43693.792 16575.990 L 43780.042 16575.990 L 43780.042 17108.490 L 43693.792 17108.490 L 43693.792 17480.677 L 43780.042 17480.677 L 43780.042 17584.740 L 43885.042 17584.740 L 43885.042 17670.990 L 44256.292 17670.990 L 44256.292 17584.740 L 44788.792 17584.740 L 44788.792 17670.990 L 45160.978 17670.990 L 45160.978 17584.740 L 45265.042 17584.740 L 45265.042 17480.677 L 45351.292 17480.677 L 45351.292 17108.490 L 45265.042 17108.490 L 45265.042 16575.990 L 45351.292 16575.990 L 45351.292 16204.740 L 45265.042 16204.740 L 45265.042 16099.740 L 45160.978 16099.740 L 45160.978 16013.490 L 45160.978 16013.490 Z">
            <!-- 44 nodes -->
          </draw:path>
          <draw:path id="rect5621-2-2-5-0-57-9-4-2-8-9-4-2-0-5-2-1" draw:style-name="style0" draw:layer="layout" svg:x="21.755cm" svg:y="9.939cm" svg:width="2.024cm" svg:height="2.025cm" svg:viewBox="0.0 0.0 2024.999 2025.000" svg:d="M 45535.042 19879.740 L 45535.042 21904.740 L 43510.042 21904.740 L 43510.042 19879.740 L 45535.042 19879.740 L 45535.042 19879.740 ZM 45160.978 20063.490 L 44788.792 20063.490 L 44788.792 20149.740 L 44256.292 20149.740 L 44256.292 20063.490 L 43885.042 20063.490 L 43885.042 20149.740 L 43780.042 20149.740 L 43780.042 20254.740 L 43693.792 20254.740 L 43693.792 20625.990 L 43780.042 20625.990 L 43780.042 21158.490 L 43693.792 21158.490 L 43693.792 21530.677 L 43780.042 21530.677 L 43780.042 21634.740 L 43885.042 21634.740 L 43885.042 21720.990 L 44256.292 21720.990 L 44256.292 21634.740 L 44788.792 21634.740 L 44788.792 21720.990 L 45160.978 21720.990 L 45160.978 21634.740 L 45265.042 21634.740 L 45265.042 21530.677 L 45351.292 21530.677 L 45351.292 21158.490 L 45265.042 21158.490 L 45265.042 20625.990 L 45351.292 20625.990 L 45351.292 20254.740 L 45265.042 20254.740 L 45265.042 20149.740 L 45160.978 20149.740 L 45160.978 20063.490 L 45160.978 20063.490 Z">
            <!-- 44 nodes -->
          </draw:path>
          <draw:path id="rect5621-2-2-5-0-57-9-4-2-8-9-5-2-9-2-9-7" draw:style-name="style0" draw:layer="layout" svg:x="21.755cm" svg:y="11.964cm" svg:width="2.024cm" svg:height="2.025cm" svg:viewBox="0.0 0.0 2024.999 2025.001" svg:d="M 45535.042 23929.740 L 45535.042 25954.741 L 43510.042 25954.741 L 43510.042 23929.740 L 45535.042 23929.740 L 45535.042 23929.740 ZM 45160.978 24113.490 L 44788.792 24113.490 L 44788.792 24199.740 L 44256.292 24199.740 L 44256.292 24113.490 L 43885.042 24113.490 L 43885.042 24199.740 L 43780.042 24199.740 L 43780.042 24304.741 L 43693.792 24304.741 L 43693.792 24675.991 L 43780.042 24675.991 L 43780.042 25208.491 L 43693.792 25208.491 L 43693.792 25580.677 L 43780.042 25580.677 L 43780.042 25684.741 L 43885.042 25684.741 L 43885.042 25770.991 L 44256.292 25770.991 L 44256.292 25684.741 L 44788.792 25684.741 L 44788.792 25770.991 L 45160.978 25770.991 L 45160.978 25684.741 L 45265.042 25684.741 L 45265.042 25580.677 L 45351.292 25580.677 L 45351.292 25208.491 L 45265.042 25208.491 L 45265.042 24675.991 L 45351.292 24675.991 L 45351.292 24304.741 L 45265.042 24304.741 L 45265.042 24199.740 L 45160.978 24199.740 L 45160.978 24113.490 L 45160.978 24113.490 Z">
            <!-- 44 nodes -->
          </draw:path>
          <draw:path id="rect5621-2-2-5-0-57-9-4-2-8-9-79-74-2-69-5-8" draw:style-name="style0" draw:layer="layout" svg:x="19.730cm" svg:y="7.408cm" svg:width="2.025cm" svg:height="2.025cm" svg:viewBox="0.0 0.0 2025.000 2025.000" svg:d="M 41485.042 14817.240 L 41485.042 16842.240 L 39460.042 16842.240 L 39460.042 14817.240 L 41485.042 14817.240 L 41485.042 14817.240 ZM 41110.978 15000.990 L 40738.792 15000.990 L 40738.792 15087.240 L 40206.292 15087.240 L 40206.292 15000.990 L 39835.042 15000.990 L 39835.042 15087.240 L 39730.042 15087.240 L 39730.042 15192.240 L 39643.792 15192.240 L 39643.792 15563.490 L 39730.042 15563.490 L 39730.042 16095.990 L 39643.792 16095.990 L 39643.792 16468.178 L 39730.042 16468.178 L 39730.042 16572.240 L 39835.042 16572.240 L 39835.042 16658.490 L 40206.292 16658.490 L 40206.292 16572.240 L 40738.792 16572.240 L 40738.792 16658.490 L 41110.978 16658.490 L 41110.978 16572.240 L 41215.042 16572.240 L 41215.042 16468.178 L 41301.292 16468.178 L 41301.292 16095.990 L 41215.042 16095.990 L 41215.042 15563.490 L 41301.292 15563.490 L 41301.292 15192.240 L 41215.042 15192.240 L 41215.042 15087.240 L 41110.978 15087.240 L 41110.978 15000.990 L 41110.978 15000.990 Z">
            <!-- 44 nodes -->
          </draw:path>
          <draw:path id="rect5621-2-2-5-0-57-9-4-2-8-9-4-9-6-9-3-7" draw:style-name="style0" draw:layer="layout" svg:x="19.730cm" svg:y="9.433cm" svg:width="2.025cm" svg:height="2.025cm" svg:viewBox="0.0 0.0 2025.000 2025.000" svg:d="M 41485.042 18867.240 L 41485.042 20892.240 L 39460.042 20892.240 L 39460.042 18867.240 L 41485.042 18867.240 L 41485.042 18867.240 ZM 41110.978 19050.990 L 40738.792 19050.990 L 40738.792 19137.240 L 40206.292 19137.240 L 40206.292 19050.990 L 39835.042 19050.990 L 39835.042 19137.240 L 39730.042 19137.240 L 39730.042 19242.240 L 39643.792 19242.240 L 39643.792 19613.490 L 39730.042 19613.490 L 39730.042 20145.990 L 39643.792 20145.990 L 39643.792 20518.178 L 39730.042 20518.178 L 39730.042 20622.240 L 39835.042 20622.240 L 39835.042 20708.490 L 40206.292 20708.490 L 40206.292 20622.240 L 40738.792 20622.240 L 40738.792 20708.490 L 41110.978 20708.490 L 41110.978 20622.240 L 41215.042 20622.240 L 41215.042 20518.178 L 41301.292 20518.178 L 41301.292 20145.990 L 41215.042 20145.990 L 41215.042 19613.490 L 41301.292 19613.490 L 41301.292 19242.240 L 41215.042 19242.240 L 41215.042 19137.240 L 41110.978 19137.240 L 41110.978 19050.990 L 41110.978 19050.990 Z">
            <!-- 44 nodes -->
          </draw:path>
          <draw:path id="rect5621-2-2-5-0-57-9-4-2-8-9-5-3-0-53-6-5" draw:style-name="style0" draw:layer="layout" svg:x="19.730cm" svg:y="11.458cm" svg:width="2.025cm" svg:height="2.025cm" svg:viewBox="0.0 0.0 2025.000 2025.000" svg:d="M 41485.042 22917.240 L 41485.042 24942.241 L 39460.042 24942.241 L 39460.042 22917.240 L 41485.042 22917.240 L 41485.042 22917.240 ZM 41110.978 23100.990 L 40738.792 23100.990 L 40738.792 23187.240 L 40206.292 23187.240 L 40206.292 23100.990 L 39835.042 23100.990 L 39835.042 23187.240 L 39730.042 23187.240 L 39730.042 23292.240 L 39643.792 23292.240 L 39643.792 23663.490 L 39730.042 23663.490 L 39730.042 24195.991 L 39643.792 24195.991 L 39643.792 24568.177 L 39730.042 24568.177 L 39730.042 24672.241 L 39835.042 24672.241 L 39835.042 24758.491 L 40206.292 24758.491 L 40206.292 24672.241 L 40738.792 24672.241 L 40738.792 24758.491 L 41110.978 24758.491 L 41110.978 24672.241 L 41215.042 24672.241 L 41215.042 24568.177 L 41301.292 24568.177 L 41301.292 24195.991 L 41215.042 24195.991 L 41215.042 23663.490 L 41301.292 23663.490 L 41301.292 23292.240 L 41215.042 23292.240 L 41215.042 23187.240 L 41110.978 23187.240 L 41110.978 23100.990 L 41110.978 23100.990 Z">
            <!-- 44 nodes -->
          </draw:path>
          <draw:path id="rect5621-2-2-5-0-57-9-4-2-8-9-79-2-4-3-4-9" draw:style-name="style0" draw:layer="layout" svg:x="17.705cm" svg:y="7.661cm" svg:width="2.024cm" svg:height="2.025cm" svg:viewBox="0.0 0.0 2024.999 2025.000" svg:d="M 37435.042 15323.490 L 37435.042 17348.490 L 35410.042 17348.490 L 35410.042 15323.490 L 37435.042 15323.490 L 37435.042 15323.490 ZM 37060.978 15507.240 L 36688.792 15507.240 L 36688.792 15593.490 L 36156.292 15593.490 L 36156.292 15507.240 L 35785.042 15507.240 L 35785.042 15593.490 L 35680.042 15593.490 L 35680.042 15698.490 L 35593.792 15698.490 L 35593.792 16069.740 L 35680.042 16069.740 L 35680.042 16602.240 L 35593.792 16602.240 L 35593.792 16974.427 L 35680.042 16974.427 L 35680.042 17078.490 L 35785.042 17078.490 L 35785.042 17164.740 L 36156.292 17164.740 L 36156.292 17078.490 L 36688.792 17078.490 L 36688.792 17164.740 L 37060.978 17164.740 L 37060.978 17078.490 L 37165.042 17078.490 L 37165.042 16974.427 L 37251.292 16974.427 L 37251.292 16602.240 L 37165.042 16602.240 L 37165.042 16069.740 L 37251.292 16069.740 L 37251.292 15698.490 L 37165.042 15698.490 L 37165.042 15593.490 L 37060.978 15593.490 L 37060.978 15507.240 L 37060.978 15507.240 Z">
            <!-- 44 nodes -->
          </draw:path>
          <draw:path id="rect5621-2-2-5-0-57-9-4-2-8-9-4-0-2-39-3-4" draw:style-name="style0" draw:layer="layout" svg:x="17.705cm" svg:y="9.686cm" svg:width="2.024cm" svg:height="2.025cm" svg:viewBox="0.0 0.0 2024.999 2025.000" svg:d="M 37435.042 19373.490 L 37435.042 21398.490 L 35410.042 21398.490 L 35410.042 19373.490 L 37435.042 19373.490 L 37435.042 19373.490 ZM 37060.978 19557.240 L 36688.792 19557.240 L 36688.792 19643.490 L 36156.292 19643.490 L 36156.292 19557.240 L 35785.042 19557.240 L 35785.042 19643.490 L 35680.042 19643.490 L 35680.042 19748.490 L 35593.792 19748.490 L 35593.792 20119.740 L 35680.042 20119.740 L 35680.042 20652.240 L 35593.792 20652.240 L 35593.792 21024.427 L 35680.042 21024.427 L 35680.042 21128.490 L 35785.042 21128.490 L 35785.042 21214.740 L 36156.292 21214.740 L 36156.292 21128.490 L 36688.792 21128.490 L 36688.792 21214.740 L 37060.978 21214.740 L 37060.978 21128.490 L 37165.042 21128.490 L 37165.042 21024.427 L 37251.292 21024.427 L 37251.292 20652.240 L 37165.042 20652.240 L 37165.042 20119.740 L 37251.292 20119.740 L 37251.292 19748.490 L 37165.042 19748.490 L 37165.042 19643.490 L 37060.978 19643.490 L 37060.978 19557.240 L 37060.978 19557.240 Z">
            <!-- 44 nodes -->
          </draw:path>
          <draw:path id="rect5621-2-2-5-0-57-9-4-2-8-9-5-5-3-4-8-0" draw:style-name="style0" draw:layer="layout" svg:x="17.705cm" svg:y="11.711cm" svg:width="2.024cm" svg:height="2.025cm" svg:viewBox="0.0 0.0 2024.999 2025.001" svg:d="M 37435.042 23423.490 L 37435.042 25448.491 L 35410.042 25448.491 L 35410.042 23423.490 L 37435.042 23423.490 L 37435.042 23423.490 ZM 37060.978 23607.240 L 36688.792 23607.240 L 36688.792 23693.490 L 36156.292 23693.490 L 36156.292 23607.240 L 35785.042 23607.240 L 35785.042 23693.490 L 35680.042 23693.490 L 35680.042 23798.490 L 35593.792 23798.490 L 35593.792 24169.741 L 35680.042 24169.741 L 35680.042 24702.241 L 35593.792 24702.241 L 35593.792 25074.427 L 35680.042 25074.427 L 35680.042 25178.491 L 35785.042 25178.491 L 35785.042 25264.741 L 36156.292 25264.741 L 36156.292 25178.491 L 36688.792 25178.491 L 36688.792 25264.741 L 37060.978 25264.741 L 37060.978 25178.491 L 37165.042 25178.491 L 37165.042 25074.427 L 37251.292 25074.427 L 37251.292 24702.241 L 37165.042 24702.241 L 37165.042 24169.741 L 37251.292 24169.741 L 37251.292 23798.490 L 37165.042 23798.490 L 37165.042 23693.490 L 37060.978 23693.490 L 37060.978 23607.240 L 37060.978 23607.240 Z">
            <!-- 44 nodes -->
          </draw:path>
          <draw:path id="rect5621-2-2-5-0-57-9-4-2-8-9-79-7-7-55-2-2-0" draw:style-name="style0" draw:layer="layout" svg:x="15.680cm" svg:y="8.167cm" svg:width="2.025cm" svg:height="2.025cm" svg:viewBox="0.0 0.0 2025.000 2025.000" svg:d="M 33385.042 16335.990 L 33385.042 18360.990 L 31360.042 18360.990 L 31360.042 16335.990 L 33385.042 16335.990 L 33385.042 16335.990 ZM 33010.978 16519.740 L 32638.792 16519.740 L 32638.792 16605.990 L 32106.292 16605.990 L 32106.292 16519.740 L 31735.042 16519.740 L 31735.042 16605.990 L 31630.042 16605.990 L 31630.042 16710.990 L 31543.792 16710.990 L 31543.792 17082.240 L 31630.042 17082.240 L 31630.042 17614.740 L 31543.792 17614.740 L 31543.792 17986.927 L 31630.042 17986.927 L 31630.042 18090.990 L 31735.042 18090.990 L 31735.042 18177.240 L 32106.292 18177.240 L 32106.292 18090.990 L 32638.792 18090.990 L 32638.792 18177.240 L 33010.978 18177.240 L 33010.978 18090.990 L 33115.042 18090.990 L 33115.042 17986.927 L 33201.292 17986.927 L 33201.292 17614.740 L 33115.042 17614.740 L 33115.042 17082.240 L 33201.292 17082.240 L 33201.292 16710.990 L 33115.042 16710.990 L 33115.042 16605.990 L 33010.978 16605.990 L 33010.978 16519.740 L 33010.978 16519.740 Z">
            <!-- 44 nodes -->
          </draw:path>
          <draw:path id="rect5621-2-2-5-0-57-9-4-2-8-9-4-2-1-4-8-9-1" draw:style-name="style0" draw:layer="layout" svg:x="15.680cm" svg:y="10.192cm" svg:width="2.025cm" svg:height="2.025cm" svg:viewBox="0.0 0.0 2025.000 2025.000" svg:d="M 33385.042 20385.990 L 33385.042 22410.990 L 31360.042 22410.990 L 31360.042 20385.990 L 33385.042 20385.990 L 33385.042 20385.990 ZM 33010.978 20569.740 L 32638.792 20569.740 L 32638.792 20655.990 L 32106.292 20655.990 L 32106.292 20569.740 L 31735.042 20569.740 L 31735.042 20655.990 L 31630.042 20655.990 L 31630.042 20760.990 L 31543.792 20760.990 L 31543.792 21132.240 L 31630.042 21132.240 L 31630.042 21664.740 L 31543.792 21664.740 L 31543.792 22036.927 L 31630.042 22036.927 L 31630.042 22140.990 L 31735.042 22140.990 L 31735.042 22227.240 L 32106.292 22227.240 L 32106.292 22140.990 L 32638.792 22140.990 L 32638.792 22227.240 L 33010.978 22227.240 L 33010.978 22140.990 L 33115.042 22140.990 L 33115.042 22036.927 L 33201.292 22036.927 L 33201.292 21664.740 L 33115.042 21664.740 L 33115.042 21132.240 L 33201.292 21132.240 L 33201.292 20760.990 L 33115.042 20760.990 L 33115.042 20655.990 L 33010.978 20655.990 L 33010.978 20569.740 L 33010.978 20569.740 Z">
            <!-- 44 nodes -->
          </draw:path>
          <draw:path id="rect5621-2-2-5-0-57-9-4-2-8-9-5-2-6-5-6-2-6" draw:style-name="style0" draw:layer="layout" svg:x="15.680cm" svg:y="12.217cm" svg:width="2.025cm" svg:height="2.025cm" svg:viewBox="0.0 0.0 2025.000 2025.001" svg:d="M 33385.042 24435.990 L 33385.042 26460.991 L 31360.042 26460.991 L 31360.042 24435.990 L 33385.042 24435.990 L 33385.042 24435.990 ZM 33010.978 24619.741 L 32638.792 24619.741 L 32638.792 24705.991 L 32106.292 24705.991 L 32106.292 24619.741 L 31735.042 24619.741 L 31735.042 24705.991 L 31630.042 24705.991 L 31630.042 24810.991 L 31543.792 24810.991 L 31543.792 25182.241 L 31630.042 25182.241 L 31630.042 25714.741 L 31543.792 25714.741 L 31543.792 26086.927 L 31630.042 26086.927 L 31630.042 26190.991 L 31735.042 26190.991 L 31735.042 26277.241 L 32106.292 26277.241 L 32106.292 26190.991 L 32638.792 26190.991 L 32638.792 26277.241 L 33010.978 26277.241 L 33010.978 26190.991 L 33115.042 26190.991 L 33115.042 26086.927 L 33201.292 26086.927 L 33201.292 25714.741 L 33115.042 25714.741 L 33115.042 25182.241 L 33201.292 25182.241 L 33201.292 24810.991 L 33115.042 24810.991 L 33115.042 24705.991 L 33010.978 24705.991 L 33010.978 24619.741 L 33010.978 24619.741 Z">
            <!-- 44 nodes -->
          </draw:path>
          <draw:path id="rect5621-2-2-5-0-57-9-4-2-8-9-79-74-4-9-5-2-1" draw:style-name="style0" draw:layer="layout" svg:x="13.655cm" svg:y="8.167cm" svg:width="2.025cm" svg:height="2.025cm" svg:viewBox="0.0 0.0 2025.000 2025.000" svg:d="M 29335.042 16335.990 L 29335.042 18360.990 L 27310.042 18360.990 L 27310.042 16335.990 L 29335.042 16335.990 L 29335.042 16335.990 ZM 28960.978 16519.740 L 28588.792 16519.740 L 28588.792 16605.990 L 28056.292 16605.990 L 28056.292 16519.740 L 27685.042 16519.740 L 27685.042 16605.990 L 27580.042 16605.990 L 27580.042 16710.990 L 27493.792 16710.990 L 27493.792 17082.240 L 27580.042 17082.240 L 27580.042 17614.740 L 27493.792 17614.740 L 27493.792 17986.927 L 27580.042 17986.927 L 27580.042 18090.990 L 27685.042 18090.990 L 27685.042 18177.240 L 28056.292 18177.240 L 28056.292 18090.990 L 28588.792 18090.990 L 28588.792 18177.240 L 28960.978 18177.240 L 28960.978 18090.990 L 29065.042 18090.990 L 29065.042 17986.927 L 29151.292 17986.927 L 29151.292 17614.740 L 29065.042 17614.740 L 29065.042 17082.240 L 29151.292 17082.240 L 29151.292 16710.990 L 29065.042 16710.990 L 29065.042 16605.990 L 28960.978 16605.990 L 28960.978 16519.740 L 28960.978 16519.740 Z">
            <!-- 44 nodes -->
          </draw:path>
          <draw:path id="rect5621-2-2-5-0-57-9-4-2-8-9-4-9-7-6-9-2-3" draw:style-name="style0" draw:layer="layout" svg:x="13.655cm" svg:y="10.192cm" svg:width="2.025cm" svg:height="2.025cm" svg:viewBox="0.0 0.0 2025.000 2025.000" svg:d="M 29335.042 20385.990 L 29335.042 22410.990 L 27310.042 22410.990 L 27310.042 20385.990 L 29335.042 20385.990 L 29335.042 20385.990 ZM 28960.978 20569.740 L 28588.792 20569.740 L 28588.792 20655.990 L 28056.292 20655.990 L 28056.292 20569.740 L 27685.042 20569.740 L 27685.042 20655.990 L 27580.042 20655.990 L 27580.042 20760.990 L 27493.792 20760.990 L 27493.792 21132.240 L 27580.042 21132.240 L 27580.042 21664.740 L 27493.792 21664.740 L 27493.792 22036.927 L 27580.042 22036.927 L 27580.042 22140.990 L 27685.042 22140.990 L 27685.042 22227.240 L 28056.292 22227.240 L 28056.292 22140.990 L 28588.792 22140.990 L 28588.792 22227.240 L 28960.978 22227.240 L 28960.978 22140.990 L 29065.042 22140.990 L 29065.042 22036.927 L 29151.292 22036.927 L 29151.292 21664.740 L 29065.042 21664.740 L 29065.042 21132.240 L 29151.292 21132.240 L 29151.292 20760.990 L 29065.042 20760.990 L 29065.042 20655.990 L 28960.978 20655.990 L 28960.978 20569.740 L 28960.978 20569.740 Z">
            <!-- 44 nodes -->
          </draw:path>
          <draw:path id="rect5621-2-2-5-0-57-9-4-2-8-9-5-3-3-4-3-5-0" draw:style-name="style0" draw:layer="layout" svg:x="13.655cm" svg:y="12.217cm" svg:width="2.025cm" svg:height="2.025cm" svg:viewBox="0.0 0.0 2025.000 2025.001" svg:d="M 29335.042 24435.990 L 29335.042 26460.991 L 27310.042 26460.991 L 27310.042 24435.990 L 29335.042 24435.990 L 29335.042 24435.990 ZM 28960.978 24619.741 L 28588.792 24619.741 L 28588.792 24705.991 L 28056.292 24705.991 L 28056.292 24619.741 L 27685.042 24619.741 L 27685.042 24705.991 L 27580.042 24705.991 L 27580.042 24810.991 L 27493.792 24810.991 L 27493.792 25182.241 L 27580.042 25182.241 L 27580.042 25714.741 L 27493.792 25714.741 L 27493.792 26086.927 L 27580.042 26086.927 L 27580.042 26190.991 L 27685.042 26190.991 L 27685.042 26277.241 L 28056.292 26277.241 L 28056.292 26190.991 L 28588.792 26190.991 L 28588.792 26277.241 L 28960.978 26277.241 L 28960.978 26190.991 L 29065.042 26190.991 L 29065.042 26086.927 L 29151.292 26086.927 L 29151.292 25714.741 L 29065.042 25714.741 L 29065.042 25182.241 L 29151.292 25182.241 L 29151.292 24810.991 L 29065.042 24810.991 L 29065.042 24705.991 L 28960.978 24705.991 L 28960.978 24619.741 L 28960.978 24619.741 Z">
            <!-- 44 nodes -->
          </draw:path>
          <draw:path id="rect5621-2-2-5-0-57-9-4-2-8-9-1-7-4-3-7" draw:style-name="style0" draw:layer="layout" svg:x="11.630cm" svg:y="8.167cm" svg:width="2.025cm" svg:height="2.025cm" svg:viewBox="0.0 0.0 2025.000 2025.000" svg:d="M 25285.041 16335.990 L 25285.041 18360.990 L 23260.040 18360.990 L 23260.040 16335.990 L 25285.041 16335.990 L 25285.041 16335.990 ZM 24910.977 16519.740 L 24538.791 16519.740 L 24538.791 16605.990 L 24006.291 16605.990 L 24006.291 16519.740 L 23635.040 16519.740 L 23635.040 16605.990 L 23530.040 16605.990 L 23530.040 16710.990 L 23443.790 16710.990 L 23443.790 17082.240 L 23530.040 17082.240 L 23530.040 17614.740 L 23443.790 17614.740 L 23443.790 17986.927 L 23530.040 17986.927 L 23530.040 18090.990 L 23635.040 18090.990 L 23635.040 18177.240 L 24006.291 18177.240 L 24006.291 18090.990 L 24538.791 18090.990 L 24538.791 18177.240 L 24910.977 18177.240 L 24910.977 18090.990 L 25015.041 18090.990 L 25015.041 17986.927 L 25101.291 17986.927 L 25101.291 17614.740 L 25015.041 17614.740 L 25015.041 17082.240 L 25101.291 17082.240 L 25101.291 16710.990 L 25015.041 16710.990 L 25015.041 16605.990 L 24910.977 16605.990 L 24910.977 16519.740 L 24910.977 16519.740 Z">
            <!-- 44 nodes -->
          </draw:path>
          <draw:path id="rect7292-1-2-0-2-9-5-6-6" draw:style-name="style0" draw:layer="layout" svg:x="25.805cm" svg:y="8.167cm" svg:width="2.025cm" svg:height="3.037cm" svg:viewBox="0.0 0.0 2025.000 3037.499" svg:d="M 51610.042 16335.989 L 53635.042 16335.989 L 53635.042 18360.989 L 53635.042 19373.488 L 51610.042 19373.488 L 51610.042 18360.988 L 51610.042 16335.988 L 51610.042 16335.989 ZM 51793.792 17216.301 L 51793.792 17588.489 L 51880.042 17588.489 L 51880.042 18120.989 L 51793.792 18120.989 L 51793.792 18492.239 L 51880.042 18492.239 L 51880.042 18597.239 L 51985.042 18597.239 L 51985.042 18683.489 L 52356.292 18683.489 L 52356.292 18597.239 L 52888.792 18597.239 L 52888.792 18683.489 L 53260.978 18683.489 L 53260.978 18597.239 L 53365.042 18597.239 L 53365.042 18492.239 L 53451.292 18492.239 L 53451.292 18120.989 L 53365.042 18120.989 L 53365.042 17588.489 L 53451.292 17588.489 L 53451.292 17216.301 L 53365.042 17216.301 L 53365.042 17112.239 L 53260.978 17112.239 L 53260.978 17025.989 L 52888.792 17025.989 L 52888.792 17112.239 L 52356.292 17112.239 L 52356.292 17025.989 L 51985.042 17025.989 L 51985.042 17112.239 L 51880.042 17112.239 L 51880.042 17216.301 L 51793.792 17216.301 L 51793.792 17216.301 Z">
            <!-- 46 nodes -->
          </draw:path>
          <draw:path id="rect3218-6-2-74-1-6" draw:style-name="style0" draw:layer="layout" svg:x="11.630cm" svg:y="7.984cm" svg:width="6.075cm" svg:height="0.183cm" svg:viewBox="0.0 0.0 6075.001 183.766" svg:d="M 23260.028 15968.455 L 29335.030 15968.455 L 29335.030 16152.221 L 23260.028 16152.221 L 23260.028 15968.455 Z">
            <!-- 5 nodes -->
          </draw:path>
          <draw:path id="rect3218-5-7-1-1-4-1" draw:style-name="style0" draw:layer="layout" svg:x="27.830cm" svg:y="7.984cm" svg:width="0.183cm" svg:height="6.442cm" svg:viewBox="0.0 0.0 183.766 6442.536" svg:d="M 55660.026 22410.992 L 55660.026 15968.455 L 55843.792 15968.455 L 55843.792 22410.992 L 55660.026 22410.992 Z">
            <!-- 5 nodes -->
          </draw:path>
          <draw:path id="rect3218-5-2-4-2-1-8" draw:style-name="style0" draw:layer="layout" svg:x="11.446cm" svg:y="7.984cm" svg:width="0.183cm" svg:height="8.467cm" svg:viewBox="0.0 0.0 183.766 8467.532" svg:d="M 22892.499 24435.989 L 22892.499 15968.456 L 23076.265 15968.456 L 23076.265 24435.989 L 22892.499 24435.989 Z">
            <!-- 5 nodes -->
          </draw:path>
          <draw:path id="rect5621-2-2-5-0-57-9-4-2-8-9-5-2-9-9-3-7-74-5-5-1" draw:style-name="style0" draw:layer="layout" svg:x="19.730cm" svg:y="13.483cm" svg:width="2.025cm" svg:height="0.506cm" svg:viewBox="0.0 0.0 2025.000 506.249" svg:d="M 41485.042 26967.242 L 41485.042 27473.492 L 39460.042 27473.492 L 39460.042 26967.242 L 41485.042 26967.242 L 41485.042 26967.242 Z">
            <!-- 6 nodes -->
          </draw:path>
          <draw:path id="rect5621-2-2-5-0-57-9-4-2-8-9-5-2-9-9-3-7-7-4-1-1-2" draw:style-name="style0" draw:layer="layout" svg:x="17.705cm" svg:y="13.736cm" svg:width="2.024cm" svg:height="0.253cm" svg:viewBox="0.0 0.0 2024.999 253.124" svg:d="M 37435.042 27473.492 L 37435.042 27726.617 L 35410.042 27726.617 L 35410.042 27473.492 L 37435.042 27473.492 L 37435.042 27473.492 Z">
            <!-- 6 nodes -->
          </draw:path>
          <draw:path id="rect7292-1-2-0-0-1-0-4-6" draw:style-name="style0" draw:layer="layout" svg:x="11.630cm" svg:y="13.230cm" svg:width="2.025cm" svg:height="3.037cm" svg:viewBox="0.0 0.0 2025.000 3037.500" svg:d="M 23260.040 26460.992 L 25285.041 26460.992 L 25285.041 28485.992 L 25285.041 29498.492 L 23260.040 29498.492 L 23260.040 28485.992 L 23260.040 26460.992 L 23260.040 26460.992 ZM 23443.790 27341.303 L 23443.790 27713.492 L 23530.040 27713.492 L 23530.040 28245.992 L 23443.790 28245.992 L 23443.790 28617.242 L 23530.040 28617.242 L 23530.040 28722.242 L 23635.040 28722.242 L 23635.040 28808.492 L 24006.291 28808.492 L 24006.291 28722.242 L 24538.791 28722.242 L 24538.791 28808.492 L 24910.977 28808.492 L 24910.977 28722.242 L 25015.041 28722.242 L 25015.041 28617.242 L 25101.291 28617.242 L 25101.291 28245.992 L 25015.041 28245.992 L 25015.041 27713.492 L 25101.291 27713.492 L 25101.291 27341.303 L 25015.041 27341.303 L 25015.041 27237.242 L 24910.977 27237.242 L 24910.977 27150.992 L 24538.791 27150.992 L 24538.791 27237.242 L 24006.291 27237.242 L 24006.291 27150.992 L 23635.040 27150.992 L 23635.040 27237.242 L 23530.040 27237.242 L 23530.040 27341.303 L 23443.790 27341.303 L 23443.790 27341.303 Z">
            <!-- 46 nodes -->
          </draw:path>
          <draw:path id="rect7292-1-2-0-2-9-7-8-5-1" draw:style-name="style0" draw:layer="layout" svg:x="11.630cm" svg:y="10.192cm" svg:width="2.025cm" svg:height="3.037cm" svg:viewBox="0.0 0.0 2025.000 3037.501" svg:d="M 23260.040 20385.990 L 25285.041 20385.990 L 25285.041 22410.990 L 25285.041 23423.491 L 23260.040 23423.491 L 23260.040 22410.990 L 23260.040 20385.990 L 23260.040 20385.990 ZM 23443.790 21266.302 L 23443.790 21638.490 L 23530.040 21638.490 L 23530.040 22170.990 L 23443.790 22170.990 L 23443.790 22542.241 L 23530.040 22542.241 L 23530.040 22647.241 L 23635.040 22647.241 L 23635.040 22733.491 L 24006.291 22733.491 L 24006.291 22647.241 L 24538.791 22647.241 L 24538.791 22733.491 L 24910.977 22733.491 L 24910.977 22647.241 L 25015.041 22647.241 L 25015.041 22542.241 L 25101.291 22542.241 L 25101.291 22170.990 L 25015.041 22170.990 L 25015.041 21638.490 L 25101.291 21638.490 L 25101.291 21266.302 L 25015.041 21266.302 L 25015.041 21162.240 L 24910.977 21162.240 L 24910.977 21075.990 L 24538.791 21075.990 L 24538.791 21162.240 L 24006.291 21162.240 L 24006.291 21075.990 L 23635.040 21075.990 L 23635.040 21162.240 L 23530.040 21162.240 L 23530.040 21266.302 L 23443.790 21266.302 L 23443.790 21266.302 Z">
            <!-- 46 nodes -->
          </draw:path>
          <draw:path id="rect3218-7-5-0-6-1-1" draw:style-name="style0" draw:layer="layout" svg:x="11.630cm" svg:y="16.267cm" svg:width="6.075cm" svg:height="0.183cm" svg:viewBox="0.0 0.0 6075.010 183.766" svg:d="M 23260.028 32535.986 L 29335.038 32535.986 L 29335.038 32719.752 L 23260.028 32719.752 L 23260.028 32535.986 Z">
            <!-- 5 nodes -->
          </draw:path>
          <draw:path id="rect3218-5-8-8-3-8-4" draw:style-name="style0" draw:layer="layout" svg:x="20.742cm" svg:y="16.451cm" svg:width="0.183cm" svg:height="0.506cm" svg:viewBox="0.0 0.0 183.766 506.249" svg:d="M 41485.041 33409.781 L 41485.041 32903.532 L 41668.807 32903.532 L 41668.807 33409.781 L 41485.041 33409.781 Z">
            <!-- 5 nodes -->
          </draw:path>
          <draw:path id="rect3218-5-8-8-0-9-8-0" draw:style-name="style0" draw:layer="layout" svg:x="23.780cm" svg:y="7.731cm" svg:width="0.183cm" svg:height="0.253cm" svg:viewBox="0.0 0.0 183.766 253.125" svg:d="M 47560.026 15715.330 L 47560.026 15462.205 L 47743.792 15462.205 L 47743.792 15715.330 L 47560.026 15715.330 Z">
            <!-- 5 nodes -->
          </draw:path>
          <draw:path id="rect3218-5-8-8-4-0-3-2" draw:style-name="style0" draw:layer="layout" svg:x="21.755cm" svg:y="7.224cm" svg:width="0.183cm" svg:height="0.506cm" svg:viewBox="0.0 0.0 183.766 506.250" svg:d="M 43510.026 14955.952 L 43510.026 14449.702 L 43693.792 14449.702 L 43693.792 14955.952 L 43510.026 14955.952 Z">
            <!-- 5 nodes -->
          </draw:path>
          <draw:path id="rect3218-5-8-8-2-68-4-9" draw:style-name="style0" draw:layer="layout" svg:x="19.546cm" svg:y="7.224cm" svg:width="0.183cm" svg:height="0.253cm" svg:viewBox="0.0 0.0 183.766 253.124" svg:d="M 39092.497 14702.827 L 39092.497 14449.702 L 39276.263 14449.702 L 39276.263 14702.827 L 39092.497 14702.827 Z">
            <!-- 5 nodes -->
          </draw:path>
          <draw:path id="rect3218-5-8-8-6-8-4-4" draw:style-name="style0" draw:layer="layout" svg:x="17.521cm" svg:y="7.477cm" svg:width="0.183cm" svg:height="0.506cm" svg:viewBox="0.0 0.0 183.766 506.250" svg:d="M 35042.497 15462.205 L 35042.497 14955.955 L 35226.263 14955.955 L 35226.263 15462.205 L 35042.497 15462.205 Z">
            <!-- 5 nodes -->
          </draw:path>
          <draw:path id="rect3218-6-2-9-3-8-1" draw:style-name="style0" draw:layer="layout" svg:x="23.780cm" svg:y="7.984cm" svg:width="4.049cm" svg:height="0.183cm" svg:viewBox="0.0 0.0 4049.998 183.766" svg:d="M 47560.026 15968.455 L 51610.025 15968.455 L 51610.025 16152.221 L 47560.026 16152.221 L 47560.026 15968.455 Z">
            <!-- 5 nodes -->
          </draw:path>
          <draw:path id="rect3218-6-2-0-9-6-5" draw:style-name="style0" draw:layer="layout" svg:x="21.755cm" svg:y="7.731cm" svg:width="2.025cm" svg:height="0.183cm" svg:viewBox="0.0 0.0 2025.001 183.766" svg:d="M 43510.026 15462.203 L 45535.027 15462.203 L 45535.027 15645.969 L 43510.026 15645.969 L 43510.026 15462.203 Z">
            <!-- 5 nodes -->
          </draw:path>
          <draw:path id="rect3218-6-2-6-47-8-5" draw:style-name="style0" draw:layer="layout" svg:x="19.730cm" svg:y="7.224cm" svg:width="2.024cm" svg:height="0.183cm" svg:viewBox="0.0 0.0 2024.999 183.766" svg:d="M 39460.026 14449.702 L 41485.026 14449.702 L 41485.026 14633.468 L 39460.026 14633.468 L 39460.026 14449.702 Z">
            <!-- 5 nodes -->
          </draw:path>
          <draw:path id="rect3218-6-2-7-7-9-0" draw:style-name="style0" draw:layer="layout" svg:x="17.705cm" svg:y="7.477cm" svg:width="2.024cm" svg:height="0.183cm" svg:viewBox="0.0 0.0 2024.998 183.766" svg:d="M 35410.026 14955.952 L 37435.025 14955.952 L 37435.025 15139.718 L 35410.026 15139.718 L 35410.026 14955.952 Z">
            <!-- 5 nodes -->
          </draw:path>
          <draw:path id="rect5621-2-2-5-0-57-9-4-2-8-9-5-2-9-9-3-7-7-4-0-06-1-3" draw:style-name="style0" draw:layer="layout" svg:x="17.705cm" svg:y="13.989cm" svg:width="6.074cm" svg:height="0.253cm" svg:viewBox="0.0 0.0 6074.999 253.125" svg:d="M 41485.042 27979.742 L 41485.042 28232.867 L 35410.042 28232.867 L 35410.042 27979.742 L 41485.042 27979.742 L 41485.042 27979.742 Z">
            <!-- 6 nodes -->
          </draw:path>
          <draw:path id="rect5621-2-2-5-0-57-9-4-2-8-9-8-1-6-7-3-1-5" draw:style-name="style0" draw:layer="layout" svg:x="13.655cm" svg:y="14.242cm" svg:width="4.050cm" svg:height="2.025cm" svg:viewBox="0.0 0.0 4050.000 2025.000" svg:d="M 27310.042 28485.992 L 29335.042 28485.992 L 31360.042 28485.992 L 31360.042 28665.992 L 31360.042 30330.992 L 31360.042 30510.992 L 29335.042 30510.992 L 27310.042 30510.992 L 27310.042 28485.992 L 27310.042 28485.992 ZM 27890.353 28840.367 L 27894.103 30325.367 L 28244.728 30324.437 L 28241.908 28839.437 L 27890.344 28840.367 L 27890.353 28840.367 ZM 28506.292 28860.053 L 28506.292 29232.242 L 28592.542 29232.242 L 28592.542 29764.742 L 28506.292 29764.742 L 28506.292 30135.992 L 28592.542 30135.992 L 28592.542 30240.992 L 28697.542 30240.992 L 28697.542 30327.242 L 29068.792 30327.242 L 29068.792 30240.992 L 29601.292 30240.992 L 29601.292 30327.242 L 29973.478 30327.242 L 29973.478 30240.992 L 30077.542 30240.992 L 30077.542 30135.992 L 30163.792 30135.992 L 30163.792 29764.742 L 30077.542 29764.742 L 30077.542 29232.242 L 30163.792 29232.242 L 30163.792 28860.053 L 30077.542 28860.053 L 30077.542 28755.992 L 29973.478 28755.992 L 29973.478 28669.742 L 29601.292 28669.742 L 29601.292 28755.992 L 29068.792 28755.992 L 29068.792 28669.742 L 28697.542 28669.742 L 28697.542 28755.992 L 28592.542 28755.992 L 28592.542 28860.053 L 28506.292 28860.053 L 28506.292 28860.053 ZM 30429.103 28834.742 L 30431.923 30319.742 L 30782.548 30318.812 L 30779.728 28833.812 L 30429.103 28834.742 L 30429.103 28834.742 Z">
            <!-- 60 nodes -->
          </draw:path>
          <draw:path id="rect7292-1-2-6-8-7-5-7" draw:style-name="style0" draw:layer="layout" svg:x="17.705cm" svg:y="14.749cm" svg:width="3.037cm" svg:height="2.024cm" svg:viewBox="0.0 0.0 3037.500 2024.999" svg:d="M 38447.542 29498.492 L 38447.542 31523.492 L 36422.542 31523.492 L 35410.042 31523.492 L 35410.042 29498.492 L 36422.542 29498.492 L 38447.542 29498.492 L 38447.542 29498.492 ZM 37567.228 29682.242 L 37195.042 29682.242 L 37195.042 29768.492 L 36662.542 29768.492 L 36662.542 29682.242 L 36291.292 29682.242 L 36291.292 29768.492 L 36186.292 29768.492 L 36186.292 29873.492 L 36100.042 29873.492 L 36100.042 30244.742 L 36186.292 30244.742 L 36186.292 30777.242 L 36100.042 30777.242 L 36100.042 31149.430 L 36186.292 31149.430 L 36186.292 31253.492 L 36291.292 31253.492 L 36291.292 31339.742 L 36662.542 31339.742 L 36662.542 31253.492 L 37195.042 31253.492 L 37195.042 31339.742 L 37567.228 31339.742 L 37567.228 31253.492 L 37671.292 31253.492 L 37671.292 31149.430 L 37757.542 31149.430 L 37757.542 30777.242 L 37671.292 30777.242 L 37671.292 30244.742 L 37757.542 30244.742 L 37757.542 29873.492 L 37671.292 29873.492 L 37671.292 29768.492 L 37567.228 29768.492 L 37567.228 29682.242 L 37567.228 29682.242 Z">
            <!-- 46 nodes -->
          </draw:path>
          <draw:path id="rect5621-2-2-5-0-57-9-4-2-8-9-5-2-9-9-3-7-74-5-1-5-3" draw:style-name="style0" draw:layer="layout" svg:x="17.705cm" svg:y="14.242cm" svg:width="3.037cm" svg:height="0.506cm" svg:viewBox="0.0 0.0 3037.500 506.249" svg:d="M 38447.542 28485.992 L 38447.542 28992.242 L 35410.042 28992.242 L 35410.042 28485.992 L 38447.542 28485.992 L 38447.542 28485.992 Z">
            <!-- 6 nodes -->
          </draw:path>
          <draw:path id="rect3218-7-5-0-6-3-4-9" draw:style-name="style0" draw:layer="layout" svg:x="17.705cm" svg:y="16.774cm" svg:width="3.037cm" svg:height="0.183cm" svg:viewBox="0.0 0.0 3037.499 183.766" svg:d="M 35410.041 33548.497 L 38447.541 33548.497 L 38447.541 33732.263 L 35410.041 33732.263 L 35410.041 33548.497 Z">
            <!-- 5 nodes -->
          </draw:path>
          <draw:path id="rect3218-5-8-8-3-3-5-8" draw:style-name="style0" draw:layer="layout" svg:x="17.521cm" svg:y="16.451cm" svg:width="0.183cm" svg:height="0.506cm" svg:viewBox="0.0 0.0 183.766 506.249" svg:d="M 35042.512 33409.766 L 35042.512 32903.517 L 35226.278 32903.517 L 35226.278 33409.766 L 35042.512 33409.766 Z">
            <!-- 5 nodes -->
          </draw:path>
          <draw:path id="rect7292-1-2-0-0-4-0-5" draw:style-name="style0" draw:layer="layout" svg:x="25.805cm" svg:y="11.205cm" svg:width="2.025cm" svg:height="3.037cm" svg:viewBox="0.0 0.0 2025.000 3037.501" svg:d="M 51610.042 22410.989 L 53635.042 22410.989 L 53635.042 24435.991 L 53635.042 25448.491 L 51610.042 25448.491 L 51610.042 24435.991 L 51610.042 22410.989 L 51610.042 22410.989 ZM 51793.792 23291.302 L 51793.792 23663.491 L 51880.042 23663.491 L 51880.042 24195.991 L 51793.792 24195.991 L 51793.792 24567.241 L 51880.042 24567.241 L 51880.042 24672.241 L 51985.042 24672.241 L 51985.042 24758.491 L 52356.292 24758.491 L 52356.292 24672.241 L 52888.792 24672.241 L 52888.792 24758.491 L 53260.978 24758.491 L 53260.978 24672.241 L 53365.042 24672.241 L 53365.042 24567.241 L 53451.292 24567.241 L 53451.292 24195.991 L 53365.042 24195.991 L 53365.042 23663.491 L 53451.292 23663.491 L 53451.292 23291.302 L 53365.042 23291.302 L 53365.042 23187.239 L 53260.978 23187.239 L 53260.978 23100.989 L 52888.792 23100.989 L 52888.792 23187.239 L 52356.292 23187.239 L 52356.292 23100.989 L 51985.042 23100.989 L 51985.042 23187.239 L 51880.042 23187.239 L 51880.042 23291.302 L 51793.792 23291.302 L 51793.792 23291.302 Z">
            <!-- 46 nodes -->
          </draw:path>
          <draw:path id="path9348-5-0" draw:style-name="style0" draw:layer="layout" svg:x="26.634cm" svg:y="14.426cm" svg:width="1.379cm" svg:height="0.643cm" svg:viewBox="0.0 0.0 1379.063 643.124" svg:d="M 54648.934 28853.874 L 54648.934 29496.999 L 53269.870 28853.874 L 54648.934 28853.874 L 54648.934 28853.874 Z">
            <!-- 5 nodes -->
          </draw:path>
          <draw:path id="path9377-7-6" draw:style-name="style0" draw:layer="layout" svg:x="24.976cm" svg:y="14.426cm" svg:width="0.539cm" svg:height="1.157cm" svg:viewBox="0.0 0.0 539.999 1157.812" svg:d="M 49952.572 30011.338 L 49952.572 28853.526 L 50492.572 28853.526 L 49952.572 30011.338 L 49952.572 30011.338 Z">
            <!-- 5 nodes -->
          </draw:path>
          <draw:path id="rect5621-2-2-5-0-57-9-4-2-8-9-8-1-6-7-3-8-4-7" draw:style-name="style0" draw:layer="layout" svg:x="20.742cm" svg:y="14.242cm" svg:width="4.049cm" svg:height="2.025cm" svg:viewBox="0.0 0.0 4049.999 2025.000" svg:d="M 41485.042 28485.992 L 43510.042 28485.992 L 45535.042 28485.992 L 45535.042 28665.992 L 45535.042 30330.992 L 45535.042 30510.992 L 43510.042 30510.992 L 41485.042 30510.992 L 41485.042 28485.992 L 41485.042 28485.992 ZM 42065.353 28840.367 L 42069.103 30325.367 L 42419.728 30324.437 L 42416.908 28839.437 L 42065.344 28840.367 L 42065.353 28840.367 ZM 42681.292 28860.053 L 42681.292 29232.242 L 42767.542 29232.242 L 42767.542 29764.742 L 42681.292 29764.742 L 42681.292 30135.992 L 42767.542 30135.992 L 42767.542 30240.992 L 42872.542 30240.992 L 42872.542 30327.242 L 43243.792 30327.242 L 43243.792 30240.992 L 43776.292 30240.992 L 43776.292 30327.242 L 44148.478 30327.242 L 44148.478 30240.992 L 44252.542 30240.992 L 44252.542 30135.992 L 44338.792 30135.992 L 44338.792 29764.742 L 44252.542 29764.742 L 44252.542 29232.242 L 44338.792 29232.242 L 44338.792 28860.053 L 44252.542 28860.053 L 44252.542 28755.992 L 44148.478 28755.992 L 44148.478 28669.742 L 43776.292 28669.742 L 43776.292 28755.992 L 43243.792 28755.992 L 43243.792 28669.742 L 42872.542 28669.742 L 42872.542 28755.992 L 42767.542 28755.992 L 42767.542 28860.053 L 42681.292 28860.053 L 42681.292 28860.053 ZM 44604.103 28834.742 L 44606.923 30319.742 L 44957.548 30318.812 L 44954.728 28833.812 L 44604.103 28834.742 L 44604.103 28834.742 Z">
            <!-- 60 nodes -->
          </draw:path>
          <draw:path id="rect5621-2-2-5-0-57-9-4-2-8-9-8-5-3-8-9-7-5" draw:style-name="style0" draw:layer="layout" svg:x="24.093cm" svg:y="14.242cm" svg:width="3.546cm" svg:height="4.526cm" svg:viewBox="0.0 0.0 3546.876 4526.350" svg:d="M 51733.618 29341.795 L 50877.820 31177.067 L 50022.013 33012.342 L 49858.879 32936.271 L 48349.876 32232.611 L 48186.742 32156.540 L 49042.543 30321.266 L 49898.341 28485.992 L 51733.618 29341.795 L 51733.618 29341.795 ZM 51167.197 29717.971 L 49819.747 29093.781 L 49672.405 29411.948 L 51019.465 30036.980 L 51167.197 29717.965 L 51167.197 29717.971 ZM 50889.052 30267.881 L 50551.732 30110.588 L 50515.279 30188.756 L 50032.669 29963.711 L 50069.116 29885.540 L 49732.654 29728.646 L 49696.201 29806.815 L 49601.041 29762.440 L 49556.665 29857.601 L 49478.497 29821.151 L 49321.600 30157.619 L 49399.768 30194.069 L 49174.723 30676.679 L 49096.558 30640.226 L 48939.262 30977.540 L 49017.430 31013.993 L 48973.453 31108.307 L 49068.616 31152.680 L 49032.163 31230.851 L 49368.631 31387.748 L 49405.081 31309.577 L 49887.691 31534.622 L 49851.241 31612.790 L 50188.561 31770.086 L 50225.011 31691.918 L 50319.319 31735.895 L 50363.299 31641.581 L 50441.467 31678.031 L 50598.760 31340.717 L 50520.592 31304.264 L 50745.634 30821.657 L 50823.805 30858.107 L 50980.702 30521.642 L 50902.531 30485.189 L 50946.907 30390.029 L 50852.602 30346.052 L 50889.052 30267.881 L 50889.052 30267.881 ZM 50099.374 32021.237 L 48752.314 31396.205 L 48604.972 31714.373 L 49952.035 32339.405 L 50099.374 32021.240 L 50099.374 32021.237 Z">
            <!-- 60 nodes -->
          </draw:path>
          <draw:path id="rect5621-2-2-5-0-57-9-4-2-8-9-8-8-9-6-1-4-6" draw:style-name="style0" draw:layer="layout" svg:x="25.928cm" svg:y="15.098cm" svg:width="3.546cm" svg:height="4.526cm" svg:viewBox="0.0 0.0 3546.879 4526.351" svg:d="M 55404.163 31053.400 L 54548.365 32888.671 L 53692.558 34723.949 L 53529.424 34647.875 L 52020.421 33944.216 L 51857.284 33868.145 L 52713.091 32032.870 L 53568.889 30197.598 L 55404.163 31053.400 L 55404.163 31053.400 ZM 54837.739 31429.576 L 53490.292 30805.387 L 53342.950 31123.552 L 54690.010 31748.584 L 54837.742 31429.570 L 54837.739 31429.576 ZM 54559.597 31979.485 L 54222.277 31822.192 L 54185.824 31900.360 L 53703.217 31675.315 L 53739.667 31597.147 L 53403.199 31440.250 L 53366.749 31518.421 L 53271.586 31474.045 L 53227.213 31569.208 L 53149.042 31532.755 L 52992.148 31869.223 L 53070.319 31905.673 L 52845.274 32388.283 L 52767.106 32351.830 L 52609.813 32689.147 L 52687.981 32725.597 L 52644.001 32819.911 L 52739.161 32864.287 L 52702.711 32942.455 L 53039.176 33099.352 L 53075.629 33021.184 L 53558.239 33246.226 L 53521.786 33324.398 L 53859.106 33481.688 L 53895.559 33403.523 L 53989.867 33447.500 L 54033.847 33353.186 L 54112.012 33389.636 L 54269.308 33052.321 L 54191.137 33015.871 L 54416.179 32533.261 L 54494.350 32569.711 L 54651.244 32233.246 L 54573.079 32196.796 L 54617.455 32101.633 L 54523.147 32057.656 L 54559.597 31979.485 L 54559.597 31979.485 ZM 53769.919 33732.842 L 52422.856 33107.809 L 52275.520 33425.975 L 53622.574 34051.007 L 53769.916 33732.842 L 53769.919 33732.842 Z">
            <!-- 60 nodes -->
          </draw:path>
          <draw:path id="rect5621-2-2-5-0-57-9-4-2-8-9-8-1-36-4-9-1-8-6" draw:style-name="style0" draw:layer="layout" svg:x="23.237cm" svg:y="17.913cm" svg:width="4.526cm" svg:height="3.546cm" svg:viewBox="0.0 0.0 4526.351 3546.876" svg:d="M 47330.935 35827.089 L 49166.206 36682.891 L 51001.480 37538.695 L 50925.409 37701.829 L 50221.750 39210.829 L 50145.679 39373.966 L 48310.405 38518.162 L 46475.128 37662.361 L 47330.935 35827.089 L 47330.935 35827.089 ZM 47707.105 36393.511 L 47082.919 37740.964 L 47401.087 37888.303 L 48026.122 36541.246 L 47707.102 36393.511 L 47707.105 36393.511 ZM 48257.023 36671.659 L 48099.727 37008.979 L 48177.895 37045.429 L 47952.850 37528.036 L 47874.685 37491.586 L 47717.788 37828.054 L 47795.956 37864.504 L 47751.580 37959.667 L 47846.743 38004.040 L 47810.290 38082.211 L 48146.758 38239.108 L 48183.211 38160.937 L 48665.818 38385.982 L 48629.368 38464.153 L 48966.685 38621.443 L 49003.135 38543.278 L 49097.449 38587.255 L 49141.825 38492.092 L 49219.993 38528.542 L 49376.887 38192.077 L 49298.722 38155.624 L 49523.764 37673.017 L 49601.935 37709.467 L 49759.228 37372.150 L 49681.060 37335.700 L 49725.037 37241.386 L 49630.723 37197.409 L 49667.173 37119.235 L 49329.859 36961.945 L 49293.409 37040.116 L 48810.799 36815.074 L 48847.249 36736.903 L 48510.784 36580.006 L 48474.328 36658.174 L 48379.171 36613.798 L 48335.194 36708.112 L 48257.026 36671.659 L 48257.023 36671.659 ZM 50010.385 37461.337 L 49385.350 38808.394 L 49703.515 38955.733 L 50328.544 37608.676 L 50010.379 37461.337 L 50010.385 37461.337 Z">
            <!-- 60 nodes -->
          </draw:path>
          <draw:path id="rect3218-0-1-4-6-1" draw:style-name="style0" draw:layer="layout" svg:x="23.159cm" svg:y="19.748cm" svg:width="3.748cm" svg:height="1.878cm" svg:viewBox="0.0 0.0 3748.209 1878.152" svg:d="M 46397.468 39497.630 L 50068.015 41209.234 L 49990.352 41375.782 L 46319.806 39664.179 L 46397.468 39497.630 Z">
            <!-- 5 nodes -->
          </draw:path>
          <draw:path id="rect3218-5-7-1-1-3-6-3-0" draw:style-name="style0" draw:layer="layout" svg:x="22.993cm" svg:y="14.243cm" svg:width="2.811cm" svg:height="5.671cm" svg:viewBox="0.0 0.0 2811.564 5671.875" svg:d="M 48798.934 28486.373 L 46153.306 34158.248 L 45987.370 34080.436 L 47651.434 30511.373 L 47786.434 30511.373 L 47786.434 30331.373 L 47786.434 30221.686 L 48595.495 28486.373 L 48798.934 28486.373 L 48798.934 28486.373 Z">
            <!-- 10 nodes -->
          </draw:path>
          <draw:path id="rect3218-7-5-09-8-9" draw:style-name="style0" draw:layer="layout" svg:x="20.742cm" svg:y="16.268cm" svg:width="3.914cm" svg:height="0.183cm" svg:viewBox="0.0 0.0 3914.999 183.749" svg:d="M 45400.498 32536.374 L 45315.184 32720.124 L 41485.498 32720.124 L 41485.498 32536.374 L 45400.498 32536.374 L 45400.498 32536.374 Z">
            <!-- 6 nodes -->
          </draw:path>
          <draw:path id="path9449-6-3" draw:style-name="style0" draw:layer="layout" svg:x="24.792cm" svg:y="14.426cm" svg:width="0.183cm" svg:height="1.551cm" svg:viewBox="0.0 0.0 183.749 1551.562" svg:d="M 49769.248 28853.874 L 49769.248 30011.686 L 49585.498 30405.436 L 49585.498 28853.874 L 49769.248 28853.874 L 49769.248 28853.874 Z">
            <!-- 6 nodes -->
          </draw:path>
          <draw:path id="rect3218-7-5-0-6-3-3-3-4" draw:style-name="style0" draw:layer="layout" svg:x="24.792cm" svg:y="14.243cm" svg:width="0.809cm" svg:height="0.183cm" svg:viewBox="0.0 0.0 809.060 183.749" svg:d="M 50394.559 28486.374 L 50309.248 28670.124 L 49585.498 28670.124 L 49585.498 28486.374 L 50394.559 28486.374 L 50394.559 28486.374 Z">
            <!-- 6 nodes -->
          </draw:path>
          <draw:path id="path9498-9-0" draw:style-name="style0" draw:layer="layout" svg:x="26.241cm" svg:y="14.243cm" svg:width="1.589cm" svg:height="0.183cm" svg:viewBox="0.0 0.0 1589.064 183.749" svg:d="M 54071.434 28486.374 L 54071.434 28670.124 L 52876.120 28670.124 L 52482.370 28486.374 L 54071.434 28486.374 L 54071.434 28486.374 Z">
            <!-- 6 nodes -->
          </draw:path>
          <draw:path id="path5806" draw:style-name="style0" draw:layer="layout" svg:x="34.568cm" svg:y="14.370cm" svg:width="3.746cm" svg:height="1.710cm" svg:viewBox="0.0 0.0 3746.249 1710.937" svg:d="M 72449.061 28740.000 L 69136.872 30285.000 L 69213.749 30450.937 L 72883.121 28740.000 L 72449.061 28740.000 L 72449.061 28740.000 Z">
            <!-- 6 nodes -->
          </draw:path>
          <draw:path id="rect3218-5-7-1-1-3-14-9-5" draw:style-name="style0" draw:layer="layout" svg:x="26.830cm" svg:y="15.787cm" svg:width="2.889cm" svg:height="5.916cm" svg:viewBox="0.0 0.0 2889.455 5916.954" svg:d="M 53660.895 37414.643 L 56383.801 31575.351 L 56550.350 31653.014 L 53827.444 37492.306 L 53660.895 37414.643 Z">
            <!-- 5 nodes -->
          </draw:path>
          <draw:path id="path5806-2" draw:style-name="style0" draw:layer="layout" svg:x="25.806cm" svg:y="14.243cm" svg:width="3.746cm" svg:height="1.710cm" svg:viewBox="0.0 0.0 3746.251 1710.937" svg:d="M 52047.632 28486.870 L 55359.822 30031.870 L 55282.944 30197.808 L 51613.571 28486.870 L 52047.632 28486.870 L 52047.632 28486.870 Z">
            <!-- 6 nodes -->
          </draw:path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Sun Oct 20 08:51:45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414141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Sun Oct 20 08:51:45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